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0000000606E5407B6EEDD77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paragraph-properties fo:padding="0.049cm" fo:border="0.06pt solid #d9d9e3"/>
      <style:text-properties loext:padding="0.049cm" loext:border="0.06pt solid #d9d9e3"/>
    </style:style>
    <style:style style:name="P2" style:family="paragraph" style:parent-style-name="Text_20_body">
      <style:paragraph-properties fo:margin-top="0cm" fo:margin-bottom="0cm" style:contextual-spacing="false"/>
      <style:text-properties loext:padding="0.049cm" loext:border="0.06pt solid #d9d9e3"/>
    </style:style>
    <style:style style:name="P3" style:family="paragraph" style:parent-style-name="Standard">
      <style:text-properties loext:padding="0.049cm" loext:border="0.06pt solid #d9d9e3"/>
    </style:style>
    <style:style style:name="P4" style:family="paragraph" style:parent-style-name="Text_20_body">
      <style:text-properties loext:padding="0.049cm" loext:border="0.06pt solid #d9d9e3"/>
    </style:style>
    <style:style style:name="P5" style:family="paragraph" style:parent-style-name="Standard">
      <style:paragraph-properties fo:margin-top="0cm" fo:margin-bottom="0.499cm" style:contextual-spacing="false" fo:break-before="page"/>
      <style:text-properties fo:font-size="15pt" fo:font-weight="bold" style:font-size-asian="15pt" style:font-weight-asian="bold" style:font-size-complex="15pt" style:font-weight-complex="bold" loext:padding="0.049cm" loext:border="0.06pt solid #d9d9e3"/>
    </style:style>
    <style:style style:name="P6" style:family="paragraph" style:parent-style-name="Standard">
      <style:paragraph-properties fo:margin-top="0cm" fo:margin-bottom="0.499cm" style:contextual-spacing="false"/>
      <style:text-properties fo:font-size="26pt" fo:font-weight="bold" style:font-size-asian="26pt" style:font-weight-asian="bold" style:font-size-complex="26pt" style:font-weight-complex="bold" loext:padding="0.049cm" loext:border="0.06pt solid #d9d9e3"/>
    </style:style>
    <style:style style:name="P7" style:family="paragraph" style:parent-style-name="Standard">
      <style:text-properties officeooo:rsid="0019774c" officeooo:paragraph-rsid="0019774c"/>
    </style:style>
    <style:style style:name="P8" style:family="paragraph" style:parent-style-name="Text_20_body">
      <style:text-properties officeooo:rsid="0019774c" officeooo:paragraph-rsid="0019774c"/>
    </style:style>
    <style:style style:name="P9" style:family="paragraph" style:parent-style-name="Text_20_body">
      <style:paragraph-properties fo:padding="0.049cm" fo:border="0.06pt solid #d9d9e3"/>
    </style:style>
    <style:style style:name="P10" style:family="paragraph" style:parent-style-name="Standard">
      <style:text-properties fo:font-size="24pt" fo:font-weight="bold" officeooo:rsid="0014235c" style:font-size-asian="21pt" style:font-weight-asian="bold" style:font-size-complex="24pt" style:font-weight-complex="bold"/>
    </style:style>
    <style:style style:name="P11" style:family="paragraph" style:parent-style-name="Standard">
      <style:text-properties fo:font-size="24pt" fo:font-weight="bold" officeooo:rsid="0014235c" style:font-size-asian="21pt" style:font-weight-asian="bold" style:font-size-complex="24pt" style:font-weight-complex="bold" loext:padding="0.049cm" loext:border="0.06pt solid #d9d9e3"/>
    </style:style>
    <style:style style:name="P12" style:family="paragraph" style:parent-style-name="Standard">
      <style:paragraph-properties fo:margin-top="0cm" fo:margin-bottom="0.499cm" style:contextual-spacing="false"/>
      <style:text-properties fo:font-size="24pt" style:font-size-asian="24pt" style:font-size-complex="24pt" loext:padding="0.049cm" loext:border="0.06pt solid #d9d9e3"/>
    </style:style>
    <style:style style:name="P13" style:family="paragraph" style:parent-style-name="Standard">
      <style:paragraph-properties fo:margin-top="0cm" fo:margin-bottom="0.499cm" style:contextual-spacing="false"/>
      <style:text-properties fo:font-size="16pt" fo:font-weight="bold" officeooo:rsid="0014235c" style:font-size-asian="16pt" style:font-weight-asian="bold" style:font-size-complex="16pt" style:font-weight-complex="bold" loext:padding="0.049cm" loext:border="0.06pt solid #d9d9e3"/>
    </style:style>
    <style:style style:name="P14" style:family="paragraph" style:parent-style-name="Standard">
      <style:paragraph-properties fo:margin-top="0cm" fo:margin-bottom="0.499cm" style:contextual-spacing="false"/>
      <style:text-properties fo:font-size="16pt" style:font-size-asian="16pt" style:font-size-complex="16pt" loext:padding="0.049cm" loext:border="0.06pt solid #d9d9e3"/>
    </style:style>
    <style:style style:name="P15" style:family="paragraph" style:parent-style-name="Standard">
      <style:paragraph-properties fo:margin-top="0cm" fo:margin-bottom="0.499cm" style:contextual-spacing="false"/>
      <style:text-properties fo:font-size="20pt" style:font-size-asian="20pt" style:font-size-complex="20pt" loext:padding="0.049cm" loext:border="0.06pt solid #d9d9e3"/>
    </style:style>
    <style:style style:name="P16" style:family="paragraph" style:parent-style-name="Standard">
      <style:paragraph-properties fo:margin-top="0cm" fo:margin-bottom="0.499cm" style:contextual-spacing="false" fo:break-before="page"/>
      <style:text-properties fo:font-size="20pt" style:font-size-asian="20pt" style:font-size-complex="20pt" loext:padding="0.049cm" loext:border="0.06pt solid #d9d9e3"/>
    </style:style>
    <style:style style:name="P17" style:family="paragraph" style:parent-style-name="Text_20_body">
      <style:paragraph-properties fo:padding="0.049cm" fo:border="0.06pt solid #d9d9e3"/>
      <style:text-properties officeooo:paragraph-rsid="001ca483"/>
    </style:style>
    <style:style style:name="P18" style:family="paragraph" style:parent-style-name="Text_20_body">
      <style:paragraph-properties fo:padding="0.049cm" fo:border="0.06pt solid #d9d9e3"/>
      <style:text-properties officeooo:paragraph-rsid="002bf885"/>
    </style:style>
    <style:style style:name="P19" style:family="paragraph" style:parent-style-name="Text_20_body">
      <style:paragraph-properties fo:padding="0.049cm" fo:border="0.06pt solid #d9d9e3"/>
      <style:text-properties officeooo:paragraph-rsid="002e1f21"/>
    </style:style>
    <style:style style:name="P20" style:family="paragraph" style:parent-style-name="Text_20_body">
      <style:paragraph-properties fo:padding="0.049cm" fo:border="0.06pt solid #d9d9e3"/>
      <style:text-properties officeooo:paragraph-rsid="0030ba9c"/>
    </style:style>
    <style:style style:name="P21" style:family="paragraph" style:parent-style-name="Standard" style:list-style-name="L16">
      <style:paragraph-properties fo:padding="0.049cm" fo:border="0.06pt solid #d9d9e3"/>
      <style:text-properties officeooo:paragraph-rsid="001ca483"/>
    </style:style>
    <style:style style:name="P22" style:family="paragraph" style:parent-style-name="Text_20_body" style:list-style-name="L1">
      <style:paragraph-properties fo:padding="0.049cm" fo:border="0.06pt solid #d9d9e3"/>
    </style:style>
    <style:style style:name="P23" style:family="paragraph" style:parent-style-name="Text_20_body" style:list-style-name="L2">
      <style:paragraph-properties fo:padding="0.049cm" fo:border="0.06pt solid #d9d9e3"/>
    </style:style>
    <style:style style:name="P24" style:family="paragraph" style:parent-style-name="Text_20_body" style:list-style-name="L3">
      <style:paragraph-properties fo:padding="0.049cm" fo:border="0.06pt solid #d9d9e3"/>
    </style:style>
    <style:style style:name="P25" style:family="paragraph" style:parent-style-name="Text_20_body" style:list-style-name="L4">
      <style:paragraph-properties fo:padding="0.049cm" fo:border="0.06pt solid #d9d9e3"/>
    </style:style>
    <style:style style:name="P26" style:family="paragraph" style:parent-style-name="Text_20_body" style:list-style-name="L5">
      <style:paragraph-properties fo:padding="0.049cm" fo:border="0.06pt solid #d9d9e3"/>
    </style:style>
    <style:style style:name="P27" style:family="paragraph" style:parent-style-name="Text_20_body" style:list-style-name="L6">
      <style:paragraph-properties fo:padding="0.049cm" fo:border="0.06pt solid #d9d9e3"/>
    </style:style>
    <style:style style:name="P28" style:family="paragraph" style:parent-style-name="Text_20_body" style:list-style-name="L7">
      <style:paragraph-properties fo:padding="0.049cm" fo:border="0.06pt solid #d9d9e3"/>
    </style:style>
    <style:style style:name="P29" style:family="paragraph" style:parent-style-name="Text_20_body" style:list-style-name="L8">
      <style:paragraph-properties fo:padding="0.049cm" fo:border="0.06pt solid #d9d9e3"/>
    </style:style>
    <style:style style:name="P30" style:family="paragraph" style:parent-style-name="Text_20_body" style:list-style-name="L9">
      <style:paragraph-properties fo:padding="0.049cm" fo:border="0.06pt solid #d9d9e3"/>
    </style:style>
    <style:style style:name="P31" style:family="paragraph" style:parent-style-name="Text_20_body" style:list-style-name="L10">
      <style:paragraph-properties fo:padding="0.049cm" fo:border="0.06pt solid #d9d9e3"/>
    </style:style>
    <style:style style:name="P32" style:family="paragraph" style:parent-style-name="Text_20_body" style:list-style-name="L10">
      <style:paragraph-properties fo:margin-top="0cm" fo:margin-bottom="0cm" style:contextual-spacing="false" fo:padding="0.049cm" fo:border="0.06pt solid #d9d9e3"/>
    </style:style>
    <style:style style:name="P33" style:family="paragraph" style:parent-style-name="Text_20_body" style:list-style-name="L11">
      <style:paragraph-properties fo:padding="0.049cm" fo:border="0.06pt solid #d9d9e3"/>
    </style:style>
    <style:style style:name="P34" style:family="paragraph" style:parent-style-name="Text_20_body" style:list-style-name="L12">
      <style:paragraph-properties fo:padding="0.049cm" fo:border="0.06pt solid #d9d9e3"/>
    </style:style>
    <style:style style:name="P35" style:family="paragraph" style:parent-style-name="Text_20_body" style:list-style-name="L13">
      <style:paragraph-properties fo:padding="0.049cm" fo:border="0.06pt solid #d9d9e3"/>
    </style:style>
    <style:style style:name="P36" style:family="paragraph" style:parent-style-name="Text_20_body" style:list-style-name="L14">
      <style:paragraph-properties fo:padding="0.049cm" fo:border="0.06pt solid #d9d9e3"/>
    </style:style>
    <style:style style:name="P37" style:family="paragraph" style:parent-style-name="Text_20_body" style:list-style-name="L15">
      <style:paragraph-properties fo:padding="0.049cm" fo:border="0.06pt solid #d9d9e3"/>
    </style:style>
    <style:style style:name="P38" style:family="paragraph" style:parent-style-name="Text_20_body" style:list-style-name="L16">
      <style:paragraph-properties fo:padding="0.049cm" fo:border="0.06pt solid #d9d9e3"/>
    </style:style>
    <style:style style:name="P39" style:family="paragraph" style:parent-style-name="Text_20_body" style:list-style-name="L16">
      <style:paragraph-properties fo:padding="0.049cm" fo:border="0.06pt solid #d9d9e3"/>
      <style:text-properties officeooo:paragraph-rsid="001ca483"/>
    </style:style>
    <style:style style:name="P40" style:family="paragraph" style:parent-style-name="Text_20_body">
      <style:paragraph-properties fo:padding="0.049cm" fo:border="0.06pt solid #d9d9e3"/>
      <style:text-properties officeooo:rsid="001ca483" officeooo:paragraph-rsid="001ca483" loext:padding="0.049cm" loext:border="0.06pt solid #d9d9e3"/>
    </style:style>
    <style:style style:name="P41" style:family="paragraph" style:parent-style-name="Text_20_body">
      <style:paragraph-properties fo:padding="0.049cm" fo:border="0.06pt solid #d9d9e3"/>
      <style:text-properties fo:font-variant="normal" fo:text-transform="none" fo:color="#343541" loext:opacity="100%" style:font-name="S hne" fo:font-size="12pt" fo:letter-spacing="normal" fo:font-style="normal" fo:font-weight="normal" officeooo:paragraph-rsid="002bf885"/>
    </style:style>
    <style:style style:name="P42" style:family="paragraph" style:parent-style-name="Text_20_body">
      <style:paragraph-properties fo:padding="0.049cm" fo:border="0.06pt solid #d9d9e3"/>
      <style:text-properties fo:font-variant="normal" fo:text-transform="none" fo:color="#343541" loext:opacity="100%" style:font-name="S hne" fo:font-size="12pt" fo:letter-spacing="normal" fo:font-style="normal" fo:font-weight="normal" officeooo:rsid="002d80bd" officeooo:paragraph-rsid="002bf885"/>
    </style:style>
    <style:style style:name="P43" style:family="paragraph" style:parent-style-name="Text_20_body">
      <style:paragraph-properties fo:padding="0.049cm" fo:border="0.06pt solid #d9d9e3"/>
      <style:text-properties fo:font-variant="normal" fo:text-transform="none" fo:color="#343541" loext:opacity="100%" style:font-name="S hne" fo:font-size="12pt" fo:letter-spacing="normal" fo:font-style="normal" fo:font-weight="normal" officeooo:rsid="002d9032" officeooo:paragraph-rsid="002bf885"/>
    </style:style>
    <style:style style:name="P44" style:family="paragraph" style:parent-style-name="Text_20_body">
      <style:paragraph-properties fo:padding="0.049cm" fo:border="0.06pt solid #d9d9e3"/>
      <style:text-properties fo:font-variant="normal" fo:text-transform="none" fo:color="#343541" loext:opacity="100%" style:font-name="S hne" fo:font-size="12pt" fo:letter-spacing="normal" fo:font-style="normal" fo:font-weight="normal" officeooo:paragraph-rsid="002e1f21"/>
    </style:style>
    <style:style style:name="P45" style:family="paragraph" style:parent-style-name="Text_20_body">
      <style:paragraph-properties fo:padding="0.049cm" fo:border="0.06pt solid #d9d9e3"/>
      <style:text-properties fo:font-variant="normal" fo:text-transform="none" fo:color="#343541" loext:opacity="100%" style:font-name="S hne" fo:font-size="12pt" fo:letter-spacing="normal" fo:font-style="normal" fo:font-weight="normal" officeooo:paragraph-rsid="0030ba9c"/>
    </style:style>
    <style:style style:name="P46" style:family="paragraph" style:parent-style-name="Text_20_body">
      <style:paragraph-properties fo:padding="0.049cm" fo:border="0.06pt solid #d9d9e3"/>
      <style:text-properties fo:font-variant="normal" fo:text-transform="none" fo:color="#343541" loext:opacity="100%" style:font-name="S hne" fo:font-size="12pt" fo:letter-spacing="normal" fo:font-style="normal" fo:font-weight="normal" officeooo:rsid="00339a94" officeooo:paragraph-rsid="0030ba9c" loext:padding="0.049cm" loext:border="0.06pt solid #d9d9e3"/>
    </style:style>
    <style:style style:name="P47" style:family="paragraph" style:parent-style-name="Text_20_body">
      <style:paragraph-properties fo:padding="0.049cm" fo:border="0.06pt solid #d9d9e3"/>
      <style:text-properties fo:font-variant="normal" fo:text-transform="none" fo:color="#343541" loext:opacity="100%" style:font-name="S hne" fo:font-size="12pt" fo:letter-spacing="normal" fo:font-style="normal" fo:font-weight="normal" officeooo:rsid="00339a94" officeooo:paragraph-rsid="0030ba9c"/>
    </style:style>
    <style:style style:name="P48" style:family="paragraph" style:parent-style-name="Text_20_body" style:list-style-name="L17">
      <style:paragraph-properties fo:padding="0.049cm" fo:border="0.06pt solid #d9d9e3"/>
    </style:style>
    <style:style style:name="P49" style:family="paragraph" style:parent-style-name="Text_20_body" style:list-style-name="L18">
      <style:paragraph-properties fo:margin-top="0cm" fo:margin-bottom="0cm" style:contextual-spacing="false" fo:padding="0.049cm" fo:border="0.06pt solid #d9d9e3"/>
    </style:style>
    <style:style style:name="P50" style:family="paragraph" style:parent-style-name="Text_20_body" style:list-style-name="L18">
      <style:paragraph-properties fo:padding="0.049cm" fo:border="0.06pt solid #d9d9e3"/>
    </style:style>
    <style:style style:name="P51" style:family="paragraph" style:parent-style-name="Text_20_body" style:list-style-name="L19">
      <style:paragraph-properties fo:margin-top="0cm" fo:margin-bottom="0cm" style:contextual-spacing="false" fo:padding="0.049cm" fo:border="0.06pt solid #d9d9e3"/>
    </style:style>
    <style:style style:name="P52" style:family="paragraph" style:parent-style-name="Text_20_body" style:list-style-name="L19">
      <style:paragraph-properties fo:padding="0.049cm" fo:border="0.06pt solid #d9d9e3"/>
    </style:style>
    <style:style style:name="P53" style:family="paragraph" style:parent-style-name="Text_20_body" style:list-style-name="L20">
      <style:paragraph-properties fo:padding="0.049cm" fo:border="0.06pt solid #d9d9e3"/>
    </style:style>
    <style:style style:name="P54" style:family="paragraph" style:parent-style-name="Text_20_body" style:list-style-name="L21">
      <style:paragraph-properties fo:padding="0.049cm" fo:border="0.06pt solid #d9d9e3"/>
    </style:style>
    <style:style style:name="P55" style:family="paragraph" style:parent-style-name="Text_20_body" style:list-style-name="L22">
      <style:paragraph-properties fo:padding="0.049cm" fo:border="0.06pt solid #d9d9e3"/>
    </style:style>
    <style:style style:name="P56" style:family="paragraph" style:parent-style-name="Text_20_body" style:list-style-name="L23">
      <style:paragraph-properties fo:padding="0.049cm" fo:border="0.06pt solid #d9d9e3"/>
    </style:style>
    <style:style style:name="P57" style:family="paragraph" style:parent-style-name="Text_20_body" style:list-style-name="L24">
      <style:paragraph-properties fo:padding="0.049cm" fo:border="0.06pt solid #d9d9e3"/>
    </style:style>
    <style:style style:name="P58" style:family="paragraph" style:parent-style-name="Text_20_body" style:list-style-name="L25">
      <style:paragraph-properties fo:padding="0.049cm" fo:border="0.06pt solid #d9d9e3"/>
    </style:style>
    <style:style style:name="P59" style:family="paragraph" style:parent-style-name="Text_20_body" style:list-style-name="L26">
      <style:paragraph-properties fo:padding="0.049cm" fo:border="0.06pt solid #d9d9e3"/>
    </style:style>
    <style:style style:name="P60" style:family="paragraph" style:parent-style-name="Text_20_body" style:list-style-name="L27">
      <style:paragraph-properties fo:padding="0.049cm" fo:border="0.06pt solid #d9d9e3"/>
    </style:style>
    <style:style style:name="P61" style:family="paragraph" style:parent-style-name="Text_20_body" style:list-style-name="L28">
      <style:paragraph-properties fo:padding="0.049cm" fo:border="0.06pt solid #d9d9e3"/>
    </style:style>
    <style:style style:name="P62" style:family="paragraph" style:parent-style-name="Text_20_body" style:list-style-name="L29">
      <style:paragraph-properties fo:padding="0.049cm" fo:border="0.06pt solid #d9d9e3"/>
    </style:style>
    <style:style style:name="P63" style:family="paragraph" style:parent-style-name="Text_20_body" style:list-style-name="L30">
      <style:paragraph-properties fo:padding="0.049cm" fo:border="0.06pt solid #d9d9e3"/>
    </style:style>
    <style:style style:name="P64" style:family="paragraph" style:parent-style-name="Text_20_body" style:list-style-name="L31">
      <style:paragraph-properties fo:padding="0.049cm" fo:border="0.06pt solid #d9d9e3"/>
    </style:style>
    <style:style style:name="P65" style:family="paragraph" style:parent-style-name="Text_20_body" style:list-style-name="L32">
      <style:paragraph-properties fo:padding="0.049cm" fo:border="0.06pt solid #d9d9e3"/>
    </style:style>
    <style:style style:name="P66" style:family="paragraph" style:parent-style-name="Text_20_body" style:list-style-name="L33">
      <style:paragraph-properties fo:padding="0.049cm" fo:border="0.06pt solid #d9d9e3"/>
    </style:style>
    <style:style style:name="P67" style:family="paragraph" style:parent-style-name="Text_20_body" style:list-style-name="L34">
      <style:paragraph-properties fo:padding="0.049cm" fo:border="0.06pt solid #d9d9e3"/>
    </style:style>
    <style:style style:name="P68" style:family="paragraph" style:parent-style-name="Text_20_body">
      <style:paragraph-properties fo:margin-top="0cm" fo:margin-bottom="0cm" style:contextual-spacing="false"/>
      <style:text-properties loext:padding="0.049cm" loext:border="0.06pt solid #d9d9e3"/>
    </style:style>
    <style:style style:name="T1" style:family="text">
      <style:text-properties fo:font-size="24pt" fo:font-weight="bold" officeooo:rsid="0014235c" style:font-size-asian="21pt" style:font-weight-asian="bold" style:font-size-complex="24pt" style:font-weight-complex="bold"/>
    </style:style>
    <style:style style:name="T2" style:family="text">
      <style:text-properties loext:padding="0.049cm" loext:border="0.06pt solid #d9d9e3"/>
    </style:style>
    <style:style style:name="T3" style:family="text">
      <style:text-properties officeooo:rsid="001ca483" loext:padding="0.049cm" loext:border="0.06pt solid #d9d9e3"/>
    </style:style>
    <style:style style:name="T4" style:family="text">
      <style:text-properties officeooo:rsid="002bf885"/>
    </style:style>
    <style:style style:name="T5" style:family="text">
      <style:text-properties officeooo:rsid="002bf885" loext:padding="0.049cm" loext:border="0.06pt solid #d9d9e3"/>
    </style:style>
    <style:style style:name="T6" style:family="text">
      <style:text-properties fo:font-variant="normal" fo:text-transform="none" fo:color="#343541" loext:opacity="100%" style:font-name="S hne" fo:font-size="12pt" fo:letter-spacing="normal" fo:font-style="normal" fo:font-weight="normal"/>
    </style:style>
    <style:style style:name="T7" style:family="text">
      <style:text-properties fo:font-variant="normal" fo:text-transform="none" fo:color="#343541" loext:opacity="100%" style:font-name="S hne" fo:font-size="12pt" fo:letter-spacing="normal" fo:font-style="normal" fo:font-weight="normal" officeooo:rsid="002d80bd"/>
    </style:style>
    <style:style style:name="T8" style:family="text">
      <style:text-properties fo:font-variant="normal" fo:text-transform="none" fo:color="#343541" loext:opacity="100%" style:font-name="S hne" fo:font-size="12pt" fo:letter-spacing="normal" fo:font-style="normal" fo:font-weight="normal" officeooo:rsid="002d9032"/>
    </style:style>
    <style:style style:name="T9" style:family="text">
      <style:text-properties fo:font-variant="normal" fo:text-transform="none" fo:color="#343541" loext:opacity="100%" style:font-name="S hne" fo:font-size="12pt" fo:letter-spacing="normal" fo:font-style="normal" fo:font-weight="normal" officeooo:rsid="0030ba9c"/>
    </style:style>
    <style:style style:name="T10" style:family="text">
      <style:text-properties fo:font-variant="normal" fo:text-transform="none" fo:color="#343541" loext:opacity="100%" style:font-name="S hne" fo:font-size="12pt" fo:letter-spacing="normal" fo:font-style="normal" fo:font-weight="normal" officeooo:rsid="00339a94"/>
    </style:style>
    <style:style style:name="T11" style:family="text">
      <style:text-properties fo:font-variant="normal" fo:text-transform="none" fo:color="#343541" loext:opacity="100%" style:font-name="S hne" fo:font-size="12pt" fo:letter-spacing="normal" fo:font-style="normal" fo:font-weight="normal" officeooo:rsid="00339a94" loext:padding="0.049cm" loext:border="0.06pt solid #d9d9e3"/>
    </style:style>
    <style:style style:name="T12" style:family="text">
      <style:text-properties fo:font-variant="normal" fo:text-transform="none" fo:color="#343541" loext:opacity="100%" style:font-name="S hne" fo:font-size="12pt" fo:letter-spacing="normal" fo:font-style="normal" fo:font-weight="normal" officeooo:rsid="003712fb"/>
    </style:style>
    <style:style style:name="T13" style:family="text">
      <style:text-properties fo:font-variant="normal" fo:text-transform="none" fo:color="#343541" loext:opacity="100%" style:font-name="S hne" fo:font-size="12pt" fo:letter-spacing="normal" fo:font-style="normal" loext:padding="0.049cm" loext:border="0.06pt solid #d9d9e3"/>
    </style:style>
    <style:style style:name="T14" style:family="text">
      <style:text-properties officeooo:rsid="002e1f21"/>
    </style:style>
    <style:style style:name="T15" style:family="text">
      <style:text-properties officeooo:rsid="00379619"/>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24"/><text:span text:style-name="T1">Business Research Methods</text:span></text:p>
      <text:p text:style-name="P10"/>
      <text:p text:style-name="P10"/>
      <text:p text:style-name="P13">What is Business Research Methods in simple way with real time examples</text:p>
      <text:p text:style-name="P1">Business Research Methods refer to the systematic process of collecting, analyzing, and interpreting information to make informed decisions in a business context. It involves using various techniques and tools to gather data about market trends, customer preferences, competition, and other relevant factors that can help a business operate more effectively and make strategic choices.</text:p>
      <text:p text:style-name="P1">Here's a simple explanation with real-time examples:</text:p>
      <text:p text:style-name="P9"><text:span text:style-name="Strong_20_Emphasis"><text:span text:style-name="T2">Example 1: Market Research for a New Product</text:span></text:span><text:span text:style-name="T2"> Imagine you're planning to launch a new smartphone. Before doing so, you'd want to understand your potential customers' preferences and needs. Business research methods would involve conducting surveys, interviews, and analyzing online data to gather information about what features customers value most, their price range, and their preferred design. This research helps you design a product that's more likely to succeed in the market.</text:span></text:p>
      <text:p text:style-name="P9"><text:span text:style-name="Strong_20_Emphasis"><text:span text:style-name="T2">Example 2: Competitor Analysis</text:span></text:span><text:span text:style-name="T2"> Suppose you own a small coffee shop and notice that a new coffee shop chain is opening nearby. To understand how this might affect your business, you could use business research methods. You might analyze their menu, pricing strategy, customer reviews, and foot traffic. This information can help you adjust your offerings and marketing strategies to stay competitive.</text:span></text:p>
      <text:p text:style-name="P9"><text:span text:style-name="Strong_20_Emphasis"><text:span text:style-name="T2">Example 3: Employee Satisfaction Study</text:span></text:span><text:span text:style-name="T2"> If you're a manager in a company and you want to improve employee satisfaction, you could conduct a business research study. You might distribute surveys to employees, asking about their job satisfaction, work environment, and suggestions for improvement. Analyzing this data can help you identify areas that need attention, leading to better working conditions and increased productivity.</text:span></text:p>
      <text:p text:style-name="P9"><text:span text:style-name="Strong_20_Emphasis"><text:span text:style-name="T2">Example 4: Financial Performance Analysis</text:span></text:span><text:span text:style-name="T2"> Let's say you're an investor considering putting money into a company's stock. Business research methods would involve examining the company's financial statements, market trends, and industry reports. This information helps you assess the company's financial health and make an informed decision about your investment.</text:span></text:p>
      <text:p text:style-name="P1">In each of these examples, business research methods involve collecting relevant data, using various tools and techniques, and analyzing the information to make informed decisions. Whether <text:soft-page-break/>you're launching a product, facing competition, managing employees, or making financial choices, these methods provide valuable insights that can lead to better outcomes in the business world.</text:p>
      <text:p text:style-name="P10"/>
      <text:p text:style-name="P10"/>
      <text:p text:style-name="P10"/>
      <text:p text:style-name="P10"/>
      <text:p text:style-name="P11">what is research,its nature,objectives,significance and limitations of research in simple words with real time example</text:p>
      <text:p text:style-name="P9"><text:span text:style-name="Strong_20_Emphasis"><text:span text:style-name="T2">Research</text:span></text:span><text:span text:style-name="T2"> refers to a systematic process of investigating and exploring a specific topic or question to gain new knowledge, solve problems, or enhance understanding.</text:span></text:p>
      <text:p text:style-name="P9"><text:span text:style-name="Strong_20_Emphasis"><text:span text:style-name="T2">Nature of Research:</text:span></text:span><text:span text:style-name="T2"> Research is structured and organized, involving careful planning, data collection, analysis, and interpretation. It aims to discover facts, validate theories, or generate new ideas.</text:span></text:p>
      <text:p text:style-name="P9"><text:span text:style-name="Strong_20_Emphasis"><text:span text:style-name="T2">Objectives of Research:</text:span></text:span><text:span text:style-name="T2"> The main goals of research are to:</text:span></text:p>
      <text:list xml:id="list3396073060" text:style-name="L1">
        <text:list-item>
          <text:p text:style-name="P22"><text:span text:style-name="Strong_20_Emphasis"><text:span text:style-name="T2">Discover Knowledge:</text:span></text:span><text:span text:style-name="T2"> Research seeks to uncover new information or insights that were previously unknown.</text:span></text:p>
        </text:list-item>
        <text:list-item>
          <text:p text:style-name="P22"><text:span text:style-name="Strong_20_Emphasis"><text:span text:style-name="T2">Solve Problems:</text:span></text:span><text:span text:style-name="T2"> Research can help find solutions to practical problems and challenges.</text:span></text:p>
        </text:list-item>
        <text:list-item>
          <text:p text:style-name="P22"><text:span text:style-name="Strong_20_Emphasis"><text:span text:style-name="T2">Test Theories:</text:span></text:span><text:span text:style-name="T2"> Researchers can test existing theories to confirm or refute their validity.</text:span></text:p>
        </text:list-item>
      </text:list>
      <text:p text:style-name="P9"><text:span text:style-name="Strong_20_Emphasis"><text:span text:style-name="T2">Significance of Research:</text:span></text:span><text:span text:style-name="T2"> Research is crucial because it:</text:span></text:p>
      <text:list xml:id="list3581157544" text:style-name="L2">
        <text:list-item>
          <text:p text:style-name="P23"><text:span text:style-name="Strong_20_Emphasis"><text:span text:style-name="T2">Adds to Knowledge:</text:span></text:span><text:span text:style-name="T2"> It expands our understanding of various subjects, leading to advancements in science, technology, and various fields.</text:span></text:p>
        </text:list-item>
        <text:list-item>
          <text:p text:style-name="P23"><text:span text:style-name="Strong_20_Emphasis"><text:span text:style-name="T2">Informs Decision Making:</text:span></text:span><text:span text:style-name="T2"> Research provides accurate and reliable information that helps individuals, organizations, and governments make informed choices.</text:span></text:p>
        </text:list-item>
        <text:list-item>
          <text:p text:style-name="P23"><text:span text:style-name="Strong_20_Emphasis"><text:span text:style-name="T2">Drives Innovation:</text:span></text:span><text:span text:style-name="T2"> Through research, new ideas, products, and processes are developed, contributing to progress.</text:span></text:p>
        </text:list-item>
      </text:list>
      <text:p text:style-name="P9"><text:span text:style-name="Strong_20_Emphasis"><text:span text:style-name="T2">Limitations of Research:</text:span></text:span><text:span text:style-name="T2"> Research has some limitations, such as:</text:span></text:p>
      <text:list xml:id="list2611495524" text:style-name="L3">
        <text:list-item>
          <text:p text:style-name="P24"><text:soft-page-break/><text:span text:style-name="Strong_20_Emphasis"><text:span text:style-name="T2">Time and Resources:</text:span></text:span><text:span text:style-name="T2"> Extensive research can be time-consuming and expensive, especially for complex topics.</text:span></text:p>
        </text:list-item>
        <text:list-item>
          <text:p text:style-name="P24"><text:span text:style-name="Strong_20_Emphasis"><text:span text:style-name="T2">Bias and Subjectivity:</text:span></text:span><text:span text:style-name="T2"> Research can be influenced by the researcher's perspectives and biases, affecting results.</text:span></text:p>
        </text:list-item>
        <text:list-item>
          <text:p text:style-name="P24"><text:span text:style-name="Strong_20_Emphasis"><text:span text:style-name="T2">Limited Scope:</text:span></text:span><text:span text:style-name="T2"> Research might focus on a specific aspect, potentially missing broader contexts.</text:span></text:p>
        </text:list-item>
      </text:list>
      <text:p text:style-name="P9"><text:span text:style-name="Strong_20_Emphasis"><text:span text:style-name="T2">Example: Online Shopping Preferences</text:span></text:span></text:p>
      <text:p text:style-name="P1">Let's consider a simple real-time example to illustrate these concepts. Imagine you want to start an online clothing store, and you're curious about customers' preferences when it comes to online shopping.</text:p>
      <text:p text:style-name="P9"><text:span text:style-name="Strong_20_Emphasis"><text:span text:style-name="T2">Objective:</text:span></text:span><text:span text:style-name="T2"> Your research objective is to understand what factors influence customers' decisions to buy clothes online.</text:span></text:p>
      <text:p text:style-name="P9"><text:span text:style-name="Strong_20_Emphasis"><text:span text:style-name="T2">Process:</text:span></text:span><text:span text:style-name="T2"> You design a survey and collect responses from online shoppers. The survey asks about factors like price, convenience, variety, and trust in online retailers.</text:span></text:p>
      <text:p text:style-name="P9"><text:span text:style-name="Strong_20_Emphasis"><text:span text:style-name="T2">Significance:</text:span></text:span><text:span text:style-name="T2"> The research findings help you make informed decisions about your online store. If the survey reveals that most customers prioritize convenience and price, you might focus on offering user-friendly website features and competitive pricing to attract more buyers.</text:span></text:p>
      <text:p text:style-name="P9"><text:span text:style-name="Strong_20_Emphasis"><text:span text:style-name="T2">Limitations:</text:span></text:span><text:span text:style-name="T2"> However, your research might have limitations. For instance, your survey may not capture the opinions of certain demographics or cultural differences. Additionally, respondents might not always provide entirely honest answers due to social desirability bias.</text:span></text:p>
      <text:p text:style-name="P1">In this example, your research helps you better understand your potential customers, guides your business strategy, and highlights the importance of considering both the findings and the research's limitations.</text:p>
      <text:p text:style-name="P3"/>
      <text:p text:style-name="Standard"/>
      <text:p text:style-name="Standard"/>
      <text:p text:style-name="Standard"/>
      <text:p text:style-name="Standard"/>
      <text:p text:style-name="Standard"/>
      <text:p text:style-name="Standard"/>
      <text:p text:style-name="Standard"/>
      <text:p text:style-name="P12">what is business research,its characteristics,objectives and its types explaination with real time examples</text:p>
      <text:p text:style-name="P9"><text:soft-page-break/><text:span text:style-name="Strong_20_Emphasis"><text:span text:style-name="T2">Business Research</text:span></text:span><text:span text:style-name="T2"> involves systematically studying various aspects of business operations to gather relevant information, analyze data, and derive insights that aid in decision-making, problem-solving, and improving business performance.</text:span></text:p>
      <text:p text:style-name="P9"><text:span text:style-name="Strong_20_Emphasis"><text:span text:style-name="T2">Characteristics of Business Research:</text:span></text:span></text:p>
      <text:list xml:id="list3724012711" text:style-name="L4">
        <text:list-item>
          <text:p text:style-name="P25"><text:span text:style-name="Strong_20_Emphasis"><text:span text:style-name="T2">Systematic Approach:</text:span></text:span><text:span text:style-name="T2"> Business research follows a structured process, from defining the problem to collecting and analyzing data, and finally drawing conclusions.</text:span></text:p>
        </text:list-item>
        <text:list-item>
          <text:p text:style-name="P25"><text:span text:style-name="Strong_20_Emphasis"><text:span text:style-name="T2">Objective:</text:span></text:span><text:span text:style-name="T2"> It aims to find practical solutions, validate theories, or generate new knowledge related to business challenges.</text:span></text:p>
        </text:list-item>
        <text:list-item>
          <text:p text:style-name="P25"><text:span text:style-name="Strong_20_Emphasis"><text:span text:style-name="T2">Empirical:</text:span></text:span><text:span text:style-name="T2"> Business research is based on evidence collected through observations, surveys, experiments, and data analysis.</text:span></text:p>
        </text:list-item>
        <text:list-item>
          <text:p text:style-name="P25"><text:span text:style-name="Strong_20_Emphasis"><text:span text:style-name="T2">Problem-Solving:</text:span></text:span><text:span text:style-name="T2"> It seeks to address specific business problems or opportunities, helping organizations make informed decisions.</text:span></text:p>
        </text:list-item>
      </text:list>
      <text:p text:style-name="P9"><text:span text:style-name="Strong_20_Emphasis"><text:span text:style-name="T2">Objectives of Business Research:</text:span></text:span></text:p>
      <text:list xml:id="list3828283621" text:style-name="L5">
        <text:list-item>
          <text:p text:style-name="P26"><text:span text:style-name="Strong_20_Emphasis"><text:span text:style-name="T2">Market Analysis:</text:span></text:span><text:span text:style-name="T2"> Researching customer preferences, market trends, and competition to make informed marketing and product development decisions.</text:span></text:p>
        </text:list-item>
        <text:list-item>
          <text:p text:style-name="P26"><text:span text:style-name="Strong_20_Emphasis"><text:span text:style-name="T2">Financial Performance:</text:span></text:span><text:span text:style-name="T2"> Analyzing financial data to evaluate a company's profitability, liquidity, and overall financial health.</text:span></text:p>
        </text:list-item>
        <text:list-item>
          <text:p text:style-name="P26"><text:span text:style-name="Strong_20_Emphasis"><text:span text:style-name="T2">Operational Efficiency:</text:span></text:span><text:span text:style-name="T2"> Identifying ways to improve processes, reduce costs, and enhance productivity within an organization.</text:span></text:p>
        </text:list-item>
        <text:list-item>
          <text:p text:style-name="P26"><text:span text:style-name="Strong_20_Emphasis"><text:span text:style-name="T2">Consumer Behavior:</text:span></text:span><text:span text:style-name="T2"> Understanding how consumers make purchasing decisions, which informs marketing strategies.</text:span></text:p>
        </text:list-item>
      </text:list>
      <text:p text:style-name="P9"><text:span text:style-name="Strong_20_Emphasis"><text:span text:style-name="T2">Types of Business Research:</text:span></text:span></text:p>
      <text:list xml:id="list3888006276" text:style-name="L6">
        <text:list-item>
          <text:p text:style-name="P27"><text:span text:style-name="Strong_20_Emphasis"><text:span text:style-name="T2">Descriptive Research:</text:span></text:span><text:span text:style-name="T2"> This type aims to describe a phenomenon, situation, or characteristic. For example, a business might conduct a survey to understand the demographics of their customer base.</text:span></text:p>
        </text:list-item>
        <text:list-item>
          <text:p text:style-name="P27"><text:span text:style-name="Strong_20_Emphasis"><text:span text:style-name="T2">Exploratory Research:</text:span></text:span><text:span text:style-name="T2"> When a business faces a new or poorly understood problem, exploratory research is conducted to gather preliminary insights. For instance, a company might conduct interviews with experts to better understand a new market.</text:span></text:p>
        </text:list-item>
        <text:list-item>
          <text:p text:style-name="P27"><text:span text:style-name="Strong_20_Emphasis"><text:span text:style-name="T2">Causal Research:</text:span></text:span><text:span text:style-name="T2"> This research type focuses on understanding cause-and-effect relationships. For example, a company might investigate whether changing the packaging design of a product affects its sales.</text:span></text:p>
        </text:list-item>
        <text:list-item>
          <text:p text:style-name="P27"><text:soft-page-break/><text:span text:style-name="Strong_20_Emphasis"><text:span text:style-name="T2">Quantitative Research:</text:span></text:span><text:span text:style-name="T2"> Involves gathering numerical data to analyze patterns and relationships. An example could be a company using sales data to determine the impact of different marketing strategies.</text:span></text:p>
        </text:list-item>
        <text:list-item>
          <text:p text:style-name="P27"><text:span text:style-name="Strong_20_Emphasis"><text:span text:style-name="T2">Qualitative Research:</text:span></text:span><text:span text:style-name="T2"> Focuses on gathering non-numerical data, such as opinions and perceptions. An organization might conduct focus groups to understand how customers feel about a new product idea.</text:span></text:p>
        </text:list-item>
      </text:list>
      <text:p text:style-name="P9"><text:span text:style-name="Strong_20_Emphasis"><text:span text:style-name="T2">Real-Time Examples:</text:span></text:span></text:p>
      <text:p text:style-name="P9"><text:span text:style-name="Strong_20_Emphasis"><text:span text:style-name="T2">Example 1: Starbucks Expansion Strategy</text:span></text:span></text:p>
      <text:p text:style-name="P9"><text:span text:style-name="Strong_20_Emphasis"><text:span text:style-name="T2">Objective:</text:span></text:span><text:span text:style-name="T2"> Starbucks wants to expand into a new market but is unsure about the local preferences and competition.</text:span></text:p>
      <text:p text:style-name="P9"><text:span text:style-name="Strong_20_Emphasis"><text:span text:style-name="T2">Type:</text:span></text:span><text:span text:style-name="T2"> Exploratory Research</text:span></text:p>
      <text:p text:style-name="P9"><text:span text:style-name="Strong_20_Emphasis"><text:span text:style-name="T2">Process:</text:span></text:span><text:span text:style-name="T2"> Starbucks conducts interviews with local residents, visits potential locations, and researches existing coffee shops in the area.</text:span></text:p>
      <text:p text:style-name="P9"><text:span text:style-name="Strong_20_Emphasis"><text:span text:style-name="T2">Outcome:</text:span></text:span><text:span text:style-name="T2"> The research reveals that locals prefer artisanal coffee and are willing to pay more for unique flavors. Starbucks decides to tailor its menu to match these preferences in the new market.</text:span></text:p>
      <text:p text:style-name="P9"><text:span text:style-name="Strong_20_Emphasis"><text:span text:style-name="T2">Example 2: E-Commerce Platform Improvement</text:span></text:span></text:p>
      <text:p text:style-name="P9"><text:span text:style-name="Strong_20_Emphasis"><text:span text:style-name="T2">Objective:</text:span></text:span><text:span text:style-name="T2"> An online fashion retailer aims to enhance its website's user experience to boost sales.</text:span></text:p>
      <text:p text:style-name="P9"><text:span text:style-name="Strong_20_Emphasis"><text:span text:style-name="T2">Type:</text:span></text:span><text:span text:style-name="T2"> Descriptive Research (combined with Quantitative)</text:span></text:p>
      <text:p text:style-name="P9"><text:span text:style-name="Strong_20_Emphasis"><text:span text:style-name="T2">Process:</text:span></text:span><text:span text:style-name="T2"> The retailer collects data on user behavior, such as browsing patterns, cart abandonment rates, and time spent on different pages.</text:span></text:p>
      <text:p text:style-name="P9"><text:span text:style-name="Strong_20_Emphasis"><text:span text:style-name="T2">Outcome:</text:span></text:span><text:span text:style-name="T2"> Through data analysis, the retailer discovers that customers often abandon their carts at the payment stage due to a complicated checkout process. Based on this, they simplify the checkout process, resulting in increased sales.</text:span></text:p>
      <text:p text:style-name="P1">In these examples, business research is used to gain insights into market preferences and user behavior, leading to informed decisions that positively impact business outcom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15">role of business research in managerial decision</text:p>
      <text:p text:style-name="P1">Business research plays a crucial role in managerial decision-making by providing relevant information, insights, and data-driven recommendations. It helps managers make well-informed choices that can lead to improved business strategies, operations, and outcomes. Here's how business research contributes to managerial decisions:</text:p>
      <text:list xml:id="list3870571482" text:style-name="L7">
        <text:list-item>
          <text:p text:style-name="P28"><text:span text:style-name="Strong_20_Emphasis"><text:span text:style-name="T2">Informed Decision-Making:</text:span></text:span><text:span text:style-name="T2"> Business research provides managers with accurate and up-to-date information about various aspects of the business environment, including market trends, customer preferences, competition, and industry developments. This knowledge enables managers to make decisions based on facts rather than assumptions.</text:span></text:p>
        </text:list-item>
        <text:list-item>
          <text:p text:style-name="P28"><text:span text:style-name="Strong_20_Emphasis"><text:span text:style-name="T2">Identifying Opportunities and Challenges:</text:span></text:span><text:span text:style-name="T2"> Research helps managers identify new opportunities for growth, innovation, and diversification. It also highlights potential challenges and risks that the business might face, allowing managers to develop strategies to mitigate these issues.</text:span></text:p>
        </text:list-item>
        <text:list-item>
          <text:p text:style-name="P28"><text:span text:style-name="Strong_20_Emphasis"><text:span text:style-name="T2">Strategic Planning:</text:span></text:span><text:span text:style-name="T2"> Business research aids in the formulation of long-term strategic plans. It provides insights into market dynamics, competitive forces, and emerging trends, which are essential for developing effective strategies to achieve business goals.</text:span></text:p>
        </text:list-item>
        <text:list-item>
          <text:p text:style-name="P28"><text:span text:style-name="Strong_20_Emphasis"><text:span text:style-name="T2">Product and Service Development:</text:span></text:span><text:span text:style-name="T2"> Research helps managers understand customer needs, preferences, and pain points. This information guides the development of products and services that are aligned with customer expectations, leading to higher customer satisfaction and loyalty.</text:span></text:p>
        </text:list-item>
        <text:list-item>
          <text:p text:style-name="P28"><text:span text:style-name="Strong_20_Emphasis"><text:span text:style-name="T2">Market Segmentation and Targeting:</text:span></text:span><text:span text:style-name="T2"> Research assists in segmenting the market based on demographic, psychographic, and behavioral factors. This segmentation helps managers identify specific customer segments to target with tailored marketing campaigns.</text:span></text:p>
        </text:list-item>
        <text:list-item>
          <text:p text:style-name="P28"><text:span text:style-name="Strong_20_Emphasis"><text:span text:style-name="T2">Competitive Analysis:</text:span></text:span><text:span text:style-name="T2"> Through research, managers gain insights into their competitors' strengths, weaknesses, strategies, and market positioning. This knowledge helps in developing strategies to gain a competitive edge.</text:span></text:p>
        </text:list-item>
        <text:list-item>
          <text:p text:style-name="P28"><text:span text:style-name="Strong_20_Emphasis"><text:span text:style-name="T2">Resource Allocation:</text:span></text:span><text:span text:style-name="T2"> Research provides data that supports effective allocation of resources, such as budget, manpower, and time. Managers can prioritize initiatives based on their potential impact and return on investment.</text:span></text:p>
        </text:list-item>
        <text:list-item>
          <text:p text:style-name="P28"><text:soft-page-break/><text:span text:style-name="Strong_20_Emphasis"><text:span text:style-name="T2">Performance Evaluation:</text:span></text:span><text:span text:style-name="T2"> Business research contributes to performance measurement by providing benchmarks and industry standards. Managers can assess their company's performance against these benchmarks and identify areas that need improvement.</text:span></text:p>
        </text:list-item>
        <text:list-item>
          <text:p text:style-name="P28"><text:span text:style-name="Strong_20_Emphasis"><text:span text:style-name="T2">Risk Management:</text:span></text:span><text:span text:style-name="T2"> Research helps in identifying potential risks and uncertainties in the business environment. Managers can use this information to develop contingency plans and risk management strategies.</text:span></text:p>
        </text:list-item>
        <text:list-item>
          <text:p text:style-name="P28"><text:span text:style-name="Strong_20_Emphasis"><text:span text:style-name="T2">Adapting to Change:</text:span></text:span><text:span text:style-name="T2"> In rapidly changing markets, research helps managers stay updated with the latest trends, technologies, and customer behaviors. This enables them to adapt their strategies and operations to remain competitive.</text:span></text:p>
        </text:list-item>
        <text:list-item>
          <text:p text:style-name="P28"><text:span text:style-name="Strong_20_Emphasis"><text:span text:style-name="T2">Employee Engagement and Satisfaction:</text:span></text:span><text:span text:style-name="T2"> Research on employee satisfaction and engagement levels helps managers create a positive work environment, leading to improved productivity, reduced turnover, and enhanced teamwork.</text:span></text:p>
        </text:list-item>
      </text:list>
      <text:p text:style-name="P1">Overall, business research empowers managers with valuable insights that support evidence-based decision-making. It helps them navigate complex business scenarios, minimize uncertainties, and enhance the likelihood of making successful strategic choices.</text:p>
      <text:p text:style-name="Standard"/>
      <text:p text:style-name="Standard"/>
      <text:p text:style-name="Standard"/>
      <text:p text:style-name="P15">scientific investigation</text:p>
      <text:p text:style-name="P9"><text:span text:style-name="Strong_20_Emphasis"><text:span text:style-name="T2">Scientific investigation</text:span></text:span><text:span text:style-name="T2"> refers to a systematic and structured process of exploring, studying, and understanding natural phenomena and the world around us. It involves following a series of steps to gather empirical evidence, analyze data, and draw conclusions based on rigorous and objective methods. The goal of scientific investigation is to acquire knowledge, validate hypotheses, and contribute to the advancement of scientific understanding. Here are the key components of scientific investigation:</text:span></text:p>
      <text:list xml:id="list1784338507" text:style-name="L8">
        <text:list-item>
          <text:p text:style-name="P29"><text:span text:style-name="Strong_20_Emphasis"><text:span text:style-name="T2">Observation:</text:span></text:span><text:span text:style-name="T2"> Scientific investigation begins with observing a phenomenon or a problem that prompts curiosity and inquiry. Observations can be made through direct sensory experiences or by using instruments and tools.</text:span></text:p>
        </text:list-item>
        <text:list-item>
          <text:p text:style-name="P29"><text:span text:style-name="Strong_20_Emphasis"><text:span text:style-name="T2">Formulating a Question or Hypothesis:</text:span></text:span><text:span text:style-name="T2"> Based on the observations, a research question or hypothesis is formulated. A hypothesis is a tentative explanation for the observed phenomenon that can be tested through further investigation.</text:span></text:p>
        </text:list-item>
        <text:list-item>
          <text:p text:style-name="P29"><text:span text:style-name="Strong_20_Emphasis"><text:span text:style-name="T2">Research Design:</text:span></text:span><text:span text:style-name="T2"> A well-designed plan is created to test the hypothesis. This includes determining the methods, procedures, and tools that will be used to gather data and conduct experiments.</text:span></text:p>
        </text:list-item>
        <text:list-item>
          <text:p text:style-name="P29"><text:soft-page-break/><text:span text:style-name="Strong_20_Emphasis"><text:span text:style-name="T2">Data Collection:</text:span></text:span><text:span text:style-name="T2"> Data is collected through experiments, observations, surveys, or other methods. It involves systematically gathering information relevant to the research question.</text:span></text:p>
        </text:list-item>
        <text:list-item>
          <text:p text:style-name="P29"><text:span text:style-name="Strong_20_Emphasis"><text:span text:style-name="T2">Data Analysis:</text:span></text:span><text:span text:style-name="T2"> Collected data is analyzed using statistical or analytical methods to identify patterns, relationships, and trends. This analysis helps to draw meaningful insights from the data.</text:span></text:p>
        </text:list-item>
        <text:list-item>
          <text:p text:style-name="P29"><text:span text:style-name="Strong_20_Emphasis"><text:span text:style-name="T2">Drawing Conclusions:</text:span></text:span><text:span text:style-name="T2"> Based on the data analysis, conclusions are drawn regarding whether the hypothesis is supported or refuted. These conclusions contribute to a deeper understanding of the phenomenon under investigation.</text:span></text:p>
        </text:list-item>
        <text:list-item>
          <text:p text:style-name="P29"><text:span text:style-name="Strong_20_Emphasis"><text:span text:style-name="T2">Peer Review:</text:span></text:span><text:span text:style-name="T2"> In the scientific community, research findings are subject to peer review, where experts in the field assess the methodology, results, and conclusions of the investigation to ensure accuracy and validity.</text:span></text:p>
        </text:list-item>
        <text:list-item>
          <text:p text:style-name="P29"><text:span text:style-name="Strong_20_Emphasis"><text:span text:style-name="T2">Publication:</text:span></text:span><text:span text:style-name="T2"> If the investigation meets the criteria of sound scientific research, the findings are published in scientific journals, making them accessible to other researchers and contributing to the body of knowledge in that field.</text:span></text:p>
        </text:list-item>
        <text:list-item>
          <text:p text:style-name="P29"><text:span text:style-name="Strong_20_Emphasis"><text:span text:style-name="T2">Verification and Replication:</text:span></text:span><text:span text:style-name="T2"> The scientific investigation process encourages other researchers to replicate the study independently to verify its results. Replication helps ensure the reliability of the findings.</text:span></text:p>
        </text:list-item>
        <text:list-item>
          <text:p text:style-name="P29"><text:span text:style-name="Strong_20_Emphasis"><text:span text:style-name="T2">Revision and Evolution:</text:span></text:span><text:span text:style-name="T2"> Scientific investigations are often part of an ongoing process. New findings can lead to revisions of hypotheses, theories, or methodologies, contributing to the evolution of scientific understanding.</text:span></text:p>
        </text:list-item>
      </text:list>
      <text:p text:style-name="P9"><text:span text:style-name="Strong_20_Emphasis"><text:span text:style-name="T2">Example of Scientific Investigation:</text:span></text:span></text:p>
      <text:p text:style-name="P9"><text:span text:style-name="Strong_20_Emphasis"><text:span text:style-name="T2">Research Question:</text:span></text:span><text:span text:style-name="T2"> Does exposure to natural light improve students' concentration and performance in a classroom setting?</text:span></text:p>
      <text:p text:style-name="P9"><text:span text:style-name="Strong_20_Emphasis"><text:span text:style-name="T2">Hypothesis:</text:span></text:span><text:span text:style-name="T2"> Students exposed to natural light during classroom hours will show improved concentration and better academic performance compared to those in classrooms with artificial lighting.</text:span></text:p>
      <text:p text:style-name="P9"><text:span text:style-name="Strong_20_Emphasis"><text:span text:style-name="T2">Research Design:</text:span></text:span><text:span text:style-name="T2"> Two similar classrooms are selected. In one, natural light is introduced through windows, while the other uses artificial lighting. The experiment is conducted over a semester, with student performance measured through tests and observations.</text:span></text:p>
      <text:p text:style-name="P9"><text:span text:style-name="Strong_20_Emphasis"><text:span text:style-name="T2">Data Collection and Analysis:</text:span></text:span><text:span text:style-name="T2"> Data is collected on students' test scores, participation, and behavior. Statistical analysis is used to compare the performance of students in the two classrooms.</text:span></text:p>
      <text:p text:style-name="P9"><text:span text:style-name="Strong_20_Emphasis"><text:span text:style-name="T2">Conclusion:</text:span></text:span><text:span text:style-name="T2"> After analyzing the data, it is found that students in the classroom with natural light perform slightly better on average compared to those in the artificial lighting classroom.</text:span></text:p>
      <text:p text:style-name="P9"><text:soft-page-break/><text:span text:style-name="Strong_20_Emphasis"><text:span text:style-name="T2">Publication and Replication:</text:span></text:span><text:span text:style-name="T2"> The findings are peer-reviewed and published in an education journal. Other researchers conduct similar experiments in different settings to replicate the study and confirm the results.</text:span></text:p>
      <text:p text:style-name="P1">This example illustrates the steps involved in a scientific investigation, from formulating a hypothesis to drawing conclusions and contributing to the advancement of knowledge.</text:p>
      <text:p text:style-name="Standard"/>
      <text:p text:style-name="P16">characteristics of scientific investigato </text:p>
      <text:p text:style-name="P1">Scientific investigation is characterized by several key features that distinguish it from other forms of inquiry. These characteristics ensure that the process is rigorous, systematic, and capable of producing reliable and credible results. Here are the main characteristics of scientific investigation:</text:p>
      <text:list xml:id="list1178444863" text:style-name="L9">
        <text:list-item>
          <text:p text:style-name="P30"><text:span text:style-name="Strong_20_Emphasis"><text:span text:style-name="T2">Empirical:</text:span></text:span><text:span text:style-name="T2"> Scientific investigation relies on empirical evidence, which is obtained through direct observation or experimentation. It involves gathering data from the real world using sensory experiences and instruments.</text:span></text:p>
        </text:list-item>
        <text:list-item>
          <text:p text:style-name="P30"><text:span text:style-name="Strong_20_Emphasis"><text:span text:style-name="T2">Systematic:</text:span></text:span><text:span text:style-name="T2"> The process follows a systematic and organized approach. It involves well-defined steps that are carefully planned and executed to ensure consistency and accuracy in data collection and analysis.</text:span></text:p>
        </text:list-item>
        <text:list-item>
          <text:p text:style-name="P30"><text:span text:style-name="Strong_20_Emphasis"><text:span text:style-name="T2">Objective:</text:span></text:span><text:span text:style-name="T2"> Scientific investigation aims to be objective and impartial. Researchers strive to minimize personal biases and emotions, allowing the evidence to guide their conclusions rather than preconceived notions.</text:span></text:p>
        </text:list-item>
        <text:list-item>
          <text:p text:style-name="P30"><text:span text:style-name="Strong_20_Emphasis"><text:span text:style-name="T2">Testable Hypotheses:</text:span></text:span><text:span text:style-name="T2"> Scientific investigations are guided by testable hypotheses. A hypothesis is a clear and specific statement that predicts a cause-and-effect relationship and can be subjected to experimentation and observation.</text:span></text:p>
        </text:list-item>
        <text:list-item>
          <text:p text:style-name="P30"><text:span text:style-name="Strong_20_Emphasis"><text:span text:style-name="T2">Replicable:</text:span></text:span><text:span text:style-name="T2"> Scientific findings should be replicable by other researchers. This means that the methods and procedures used in the investigation should be detailed enough that other scientists can repeat the study and achieve similar results.</text:span></text:p>
        </text:list-item>
        <text:list-item>
          <text:p text:style-name="P30"><text:span text:style-name="Strong_20_Emphasis"><text:span text:style-name="T2">Controllable Variables:</text:span></text:span><text:span text:style-name="T2"> Experiments are designed with controlled variables, where one or more variables are intentionally manipulated while keeping others constant. This allows researchers to isolate the effects of specific factors.</text:span></text:p>
        </text:list-item>
        <text:list-item>
          <text:p text:style-name="P30"><text:span text:style-name="Strong_20_Emphasis"><text:span text:style-name="T2">Quantitative Analysis:</text:span></text:span><text:span text:style-name="T2"> Data collected during scientific investigations is often quantitative, involving numerical measurements. This data is subjected to statistical analysis to identify patterns, relationships, and significance.</text:span></text:p>
        </text:list-item>
        <text:list-item>
          <text:p text:style-name="P30"><text:span text:style-name="Strong_20_Emphasis"><text:span text:style-name="T2">Logical and Rational:</text:span></text:span><text:span text:style-name="T2"> Conclusions drawn from scientific investigations are based on logical reasoning, consistent with the evidence collected. The conclusions should follow logically from the data and observations.</text:span></text:p>
        </text:list-item>
        <text:list-item>
          <text:p text:style-name="P30"><text:span text:style-name="Strong_20_Emphasis"><text:span text:style-name="T2">Peer Review:</text:span></text:span><text:span text:style-name="T2"> Before publication, scientific investigations undergo peer review. Other experts in the field critically assess the study's methodology, findings, and conclusions to ensure quality and validity.</text:span></text:p>
        </text:list-item>
        <text:list-item>
          <text:p text:style-name="P30"><text:span text:style-name="Strong_20_Emphasis"><text:span text:style-name="T2">Progressive:</text:span></text:span><text:span text:style-name="T2"> Scientific investigations build upon existing knowledge. New discoveries contribute to the refinement, modification, or expansion of existing theories and concepts.</text:span></text:p>
        </text:list-item>
        <text:list-item>
          <text:p text:style-name="P30"><text:soft-page-break/><text:span text:style-name="Strong_20_Emphasis"><text:span text:style-name="T2">Universal:</text:span></text:span><text:span text:style-name="T2"> The principles of scientific investigation are applicable across different fields and disciplines. The scientific method is a universal tool for understanding and exploring various aspects of the natural world.</text:span></text:p>
        </text:list-item>
        <text:list-item>
          <text:p text:style-name="P30"><text:span text:style-name="Strong_20_Emphasis"><text:span text:style-name="T2">Predictive:</text:span></text:span><text:span text:style-name="T2"> Scientific investigations often lead to the development of theories and models that can predict future outcomes or behaviors based on established patterns and relationships.</text:span></text:p>
        </text:list-item>
      </text:list>
      <text:p text:style-name="P1">These characteristics collectively ensure that scientific investigations are reliable, credible, and capable of advancing our understanding of the natural world in a systematic and objective manner.</text:p>
      <text:p text:style-name="P2"/>
      <text:p text:style-name="Standard"/>
      <text:p text:style-name="Standard"/>
      <text:p text:style-name="P15">Technology and Business Research</text:p>
      <text:p text:style-name="P1">Technology plays a significant role in enhancing the efficiency, scope, and quality of business research. It has transformed the way businesses collect, analyze, and utilize data, enabling more informed decision-making and strategic planning. Here's how technology impacts business research:</text:p>
      <text:list xml:id="list3321841403" text:style-name="L10">
        <text:list-item>
          <text:p text:style-name="P31"><text:span text:style-name="Strong_20_Emphasis"><text:span text:style-name="T2">Data Collection and Analysis:</text:span></text:span></text:p>
          <text:list>
            <text:list-item>
              <text:p text:style-name="P32"><text:span text:style-name="Strong_20_Emphasis"><text:span text:style-name="T2">Big Data:</text:span></text:span><text:span text:style-name="T2"> Technology allows businesses to collect vast amounts of data from various sources, including customer interactions, social media, sales transactions, and more. This data can be analyzed to identify trends, patterns, and insights that inform business strategies.</text:span></text:p>
            </text:list-item>
            <text:list-item>
              <text:p text:style-name="P32"><text:span text:style-name="Strong_20_Emphasis"><text:span text:style-name="T2">Automation:</text:span></text:span><text:span text:style-name="T2"> Technology automates data collection processes, reducing the need for manual entry and minimizing errors. Automated tools can quickly process and organize large datasets.</text:span></text:p>
            </text:list-item>
            <text:list-item>
              <text:p text:style-name="P32"><text:span text:style-name="Strong_20_Emphasis"><text:span text:style-name="T2">Advanced Analytics:</text:span></text:span><text:span text:style-name="T2"> Technologies like machine learning and artificial intelligence enable complex data analysis, helping businesses uncover hidden insights and predictive trends.</text:span></text:p>
            </text:list-item>
          </text:list>
        </text:list-item>
        <text:list-item>
          <text:p text:style-name="P31"><text:span text:style-name="Strong_20_Emphasis"><text:span text:style-name="T2">Online Surveys and Feedback:</text:span></text:span></text:p>
          <text:list>
            <text:list-item>
              <text:p text:style-name="P32"><text:span text:style-name="Strong_20_Emphasis"><text:span text:style-name="T2">Online Platforms:</text:span></text:span><text:span text:style-name="T2"> Businesses can use online survey platforms to gather feedback from customers, employees, and stakeholders. These platforms streamline the survey process, making it easier to reach a wider audience and gather diverse perspectives.</text:span></text:p>
            </text:list-item>
            <text:list-item>
              <text:p text:style-name="P32"><text:soft-page-break/><text:span text:style-name="Strong_20_Emphasis"><text:span text:style-name="T2">Real-Time Feedback:</text:span></text:span><text:span text:style-name="T2"> Technology enables businesses to receive real-time feedback, allowing for swift adjustments to products, services, and strategies based on customer responses.</text:span></text:p>
            </text:list-item>
          </text:list>
        </text:list-item>
        <text:list-item>
          <text:p text:style-name="P31"><text:span text:style-name="Strong_20_Emphasis"><text:span text:style-name="T2">Market Research:</text:span></text:span></text:p>
          <text:list>
            <text:list-item>
              <text:p text:style-name="P32"><text:span text:style-name="Strong_20_Emphasis"><text:span text:style-name="T2">Social Media Monitoring:</text:span></text:span><text:span text:style-name="T2"> Businesses can monitor social media platforms to track conversations and sentiment around their brand, products, and competitors. This information helps in understanding customer preferences and improving marketing strategies.</text:span></text:p>
            </text:list-item>
            <text:list-item>
              <text:p text:style-name="P32"><text:span text:style-name="Strong_20_Emphasis"><text:span text:style-name="T2">Web Analytics:</text:span></text:span><text:span text:style-name="T2"> Tools like Google Analytics provide insights into website traffic, user behavior, and conversion rates, aiding businesses in refining their online presence.</text:span></text:p>
            </text:list-item>
          </text:list>
        </text:list-item>
        <text:list-item>
          <text:p text:style-name="P31"><text:span text:style-name="Strong_20_Emphasis"><text:span text:style-name="T2">Competitor Analysis:</text:span></text:span></text:p>
          <text:list>
            <text:list-item>
              <text:p text:style-name="P32"><text:span text:style-name="Strong_20_Emphasis"><text:span text:style-name="T2">Web Scraping:</text:span></text:span><text:span text:style-name="T2"> Technology allows businesses to scrape data from competitors' websites, helping them gain insights into pricing, product features, and marketing strategies.</text:span></text:p>
            </text:list-item>
            <text:list-item>
              <text:p text:style-name="P32"><text:span text:style-name="Strong_20_Emphasis"><text:span text:style-name="T2">Automated Monitoring:</text:span></text:span><text:span text:style-name="T2"> Businesses can use automated tools to track competitors' activities, such as product launches, promotions, and customer engagement.</text:span></text:p>
            </text:list-item>
          </text:list>
        </text:list-item>
        <text:list-item>
          <text:p text:style-name="P31"><text:span text:style-name="Strong_20_Emphasis"><text:span text:style-name="T2">Global Reach and Collaboration:</text:span></text:span></text:p>
          <text:list>
            <text:list-item>
              <text:p text:style-name="P32"><text:span text:style-name="Strong_20_Emphasis"><text:span text:style-name="T2">Virtual Collaboration:</text:span></text:span><text:span text:style-name="T2"> Technology enables researchers from different geographical locations to collaborate on projects in real time. Virtual meetings, cloud-based document sharing, and collaborative software enhance efficiency.</text:span></text:p>
            </text:list-item>
            <text:list-item>
              <text:p text:style-name="P32"><text:span text:style-name="Strong_20_Emphasis"><text:span text:style-name="T2">Access to Global Markets:</text:span></text:span><text:span text:style-name="T2"> Businesses can use technology to access international markets, expanding their research scope and identifying opportunities beyond their local reach.</text:span></text:p>
            </text:list-item>
          </text:list>
        </text:list-item>
        <text:list-item>
          <text:p text:style-name="P31"><text:span text:style-name="Strong_20_Emphasis"><text:span text:style-name="T2">Predictive Modeling:</text:span></text:span></text:p>
          <text:list>
            <text:list-item>
              <text:p text:style-name="P32"><text:span text:style-name="Strong_20_Emphasis"><text:span text:style-name="T2">Data Modeling:</text:span></text:span><text:span text:style-name="T2"> Advanced technology allows businesses to create predictive models based on historical data, helping forecast future trends and outcomes.</text:span></text:p>
            </text:list-item>
            <text:list-item>
              <text:p text:style-name="P32"><text:span text:style-name="Strong_20_Emphasis"><text:span text:style-name="T2">Scenario Analysis:</text:span></text:span><text:span text:style-name="T2"> Businesses can use technology to simulate various scenarios and assess their potential impact on different aspects of the business.</text:span></text:p>
            </text:list-item>
          </text:list>
        </text:list-item>
        <text:list-item>
          <text:p text:style-name="P31"><text:span text:style-name="Strong_20_Emphasis"><text:span text:style-name="T2">Ethnographic Research:</text:span></text:span></text:p>
          <text:list>
            <text:list-item>
              <text:p text:style-name="P31"><text:span text:style-name="Strong_20_Emphasis"><text:span text:style-name="T2">Virtual Ethnography:</text:span></text:span><text:span text:style-name="T2"> Technology enables researchers to conduct ethnographic studies remotely, observing online communities and virtual spaces to understand consumer behavior and preferences.</text:span></text:p>
            </text:list-item>
          </text:list>
        </text:list-item>
      </text:list>
      <text:p text:style-name="P1"><text:soft-page-break/>In essence, technology empowers businesses to gather, process, and interpret data more efficiently, leading to informed decision-making, improved customer experiences, and enhanced competitiveness in the ever-evolving business landscape.</text:p>
      <text:p text:style-name="Standard"/>
      <text:p text:style-name="P5">what is business research,its characteristics,objectives and its types explaination with real time examples</text:p>
      <text:p text:style-name="P9"><text:span text:style-name="Strong_20_Emphasis"><text:span text:style-name="T2">Business Research</text:span></text:span><text:span text:style-name="T2"> involves systematically studying various aspects of business operations to gather relevant information, analyze data, and derive insights that aid in decision-making, problem-solving, and improving business performance.</text:span></text:p>
      <text:p text:style-name="P9"><text:span text:style-name="Strong_20_Emphasis"><text:span text:style-name="T2">Characteristics of Business Research:</text:span></text:span></text:p>
      <text:list xml:id="list301534278" text:style-name="L11">
        <text:list-item>
          <text:p text:style-name="P33"><text:span text:style-name="Strong_20_Emphasis"><text:span text:style-name="T2">Systematic Approach:</text:span></text:span><text:span text:style-name="T2"> Business research follows a structured process, from defining the problem to collecting and analyzing data, and finally drawing conclusions.</text:span></text:p>
        </text:list-item>
        <text:list-item>
          <text:p text:style-name="P33"><text:span text:style-name="Strong_20_Emphasis"><text:span text:style-name="T2">Objective:</text:span></text:span><text:span text:style-name="T2"> It aims to find practical solutions, validate theories, or generate new knowledge related to business challenges.</text:span></text:p>
        </text:list-item>
        <text:list-item>
          <text:p text:style-name="P33"><text:span text:style-name="Strong_20_Emphasis"><text:span text:style-name="T2">Empirical:</text:span></text:span><text:span text:style-name="T2"> Business research is based on evidence collected through observations, surveys, experiments, and data analysis.</text:span></text:p>
        </text:list-item>
        <text:list-item>
          <text:p text:style-name="P33"><text:span text:style-name="Strong_20_Emphasis"><text:span text:style-name="T2">Problem-Solving:</text:span></text:span><text:span text:style-name="T2"> It seeks to address specific business problems or opportunities, helping organizations make informed decisions.</text:span></text:p>
        </text:list-item>
      </text:list>
      <text:p text:style-name="P9"><text:span text:style-name="Strong_20_Emphasis"><text:span text:style-name="T2">Objectives of Business Research:</text:span></text:span></text:p>
      <text:list xml:id="list4223858518" text:style-name="L12">
        <text:list-item>
          <text:p text:style-name="P34"><text:span text:style-name="Strong_20_Emphasis"><text:span text:style-name="T2">Market Analysis:</text:span></text:span><text:span text:style-name="T2"> Researching customer preferences, market trends, and competition to make informed marketing and product development decisions.</text:span></text:p>
        </text:list-item>
        <text:list-item>
          <text:p text:style-name="P34"><text:span text:style-name="Strong_20_Emphasis"><text:span text:style-name="T2">Financial Performance:</text:span></text:span><text:span text:style-name="T2"> Analyzing financial data to evaluate a company's profitability, liquidity, and overall financial health.</text:span></text:p>
        </text:list-item>
        <text:list-item>
          <text:p text:style-name="P34"><text:span text:style-name="Strong_20_Emphasis"><text:span text:style-name="T2">Operational Efficiency:</text:span></text:span><text:span text:style-name="T2"> Identifying ways to improve processes, reduce costs, and enhance productivity within an organization.</text:span></text:p>
        </text:list-item>
        <text:list-item>
          <text:p text:style-name="P34"><text:span text:style-name="Strong_20_Emphasis"><text:span text:style-name="T2">Consumer Behavior:</text:span></text:span><text:span text:style-name="T2"> Understanding how consumers make purchasing decisions, which informs marketing strategies.</text:span></text:p>
        </text:list-item>
      </text:list>
      <text:p text:style-name="P9"><text:span text:style-name="Strong_20_Emphasis"><text:span text:style-name="T2">Types of Business Research:</text:span></text:span></text:p>
      <text:list xml:id="list3815101299" text:style-name="L13">
        <text:list-item>
          <text:p text:style-name="P35"><text:span text:style-name="Strong_20_Emphasis"><text:span text:style-name="T2">Descriptive Research:</text:span></text:span><text:span text:style-name="T2"> This type aims to describe a phenomenon, situation, or characteristic. For example, a business might conduct a survey to understand the demographics of their customer base.</text:span></text:p>
        </text:list-item>
        <text:list-item>
          <text:p text:style-name="P35"><text:span text:style-name="Strong_20_Emphasis"><text:span text:style-name="T2">Exploratory Research:</text:span></text:span><text:span text:style-name="T2"> When a business faces a new or poorly understood problem, exploratory research is conducted to gather preliminary insights. For instance, a company might conduct interviews with experts to better understand a new market.</text:span></text:p>
        </text:list-item>
        <text:list-item>
          <text:p text:style-name="P35"><text:soft-page-break/><text:span text:style-name="Strong_20_Emphasis"><text:span text:style-name="T2">Causal Research:</text:span></text:span><text:span text:style-name="T2"> This research type focuses on understanding cause-and-effect relationships. For example, a company might investigate whether changing the packaging design of a product affects its sales.</text:span></text:p>
        </text:list-item>
        <text:list-item>
          <text:p text:style-name="P35"><text:span text:style-name="Strong_20_Emphasis"><text:span text:style-name="T2">Quantitative Research:</text:span></text:span><text:span text:style-name="T2"> Involves gathering numerical data to analyze patterns and relationships. An example could be a company using sales data to determine the impact of different marketing strategies.</text:span></text:p>
        </text:list-item>
        <text:list-item>
          <text:p text:style-name="P35"><text:span text:style-name="Strong_20_Emphasis"><text:span text:style-name="T2">Qualitative Research:</text:span></text:span><text:span text:style-name="T2"> Focuses on gathering non-numerical data, such as opinions and perceptions. An organization might conduct focus groups to understand how customers feel about a new product idea.</text:span></text:p>
        </text:list-item>
      </text:list>
      <text:p text:style-name="P9"><text:span text:style-name="Strong_20_Emphasis"><text:span text:style-name="T2">Real-Time Examples:</text:span></text:span></text:p>
      <text:p text:style-name="P9"><text:span text:style-name="Strong_20_Emphasis"><text:span text:style-name="T2">Example 1: Starbucks Expansion Strategy</text:span></text:span></text:p>
      <text:p text:style-name="P9"><text:span text:style-name="Strong_20_Emphasis"><text:span text:style-name="T2">Objective:</text:span></text:span><text:span text:style-name="T2"> Starbucks wants to expand into a new market but is unsure about the local preferences and competition.</text:span></text:p>
      <text:p text:style-name="P9"><text:span text:style-name="Strong_20_Emphasis"><text:span text:style-name="T2">Type:</text:span></text:span><text:span text:style-name="T2"> Exploratory Research</text:span></text:p>
      <text:p text:style-name="P9"><text:span text:style-name="Strong_20_Emphasis"><text:span text:style-name="T2">Process:</text:span></text:span><text:span text:style-name="T2"> Starbucks conducts interviews with local residents, visits potential locations, and researches existing coffee shops in the area.</text:span></text:p>
      <text:p text:style-name="P9"><text:span text:style-name="Strong_20_Emphasis"><text:span text:style-name="T2">Outcome:</text:span></text:span><text:span text:style-name="T2"> The research reveals that locals prefer artisanal coffee and are willing to pay more for unique flavors. Starbucks decides to tailor its menu to match these preferences in the new market.</text:span></text:p>
      <text:p text:style-name="P9"><text:span text:style-name="Strong_20_Emphasis"><text:span text:style-name="T2">Example 2: E-Commerce Platform Improvement</text:span></text:span></text:p>
      <text:p text:style-name="P9"><text:span text:style-name="Strong_20_Emphasis"><text:span text:style-name="T2">Objective:</text:span></text:span><text:span text:style-name="T2"> An online fashion retailer aims to enhance its website's user experience to boost sales.</text:span></text:p>
      <text:p text:style-name="P9"><text:span text:style-name="Strong_20_Emphasis"><text:span text:style-name="T2">Type:</text:span></text:span><text:span text:style-name="T2"> Descriptive Research (combined with Quantitative)</text:span></text:p>
      <text:p text:style-name="P9"><text:span text:style-name="Strong_20_Emphasis"><text:span text:style-name="T2">Process:</text:span></text:span><text:span text:style-name="T2"> The retailer collects data on user behavior, such as browsing patterns, cart abandonment rates, and time spent on different pages.</text:span></text:p>
      <text:p text:style-name="P9"><text:span text:style-name="Strong_20_Emphasis"><text:span text:style-name="T2">Outcome:</text:span></text:span><text:span text:style-name="T2"> Through data analysis, the retailer discovers that customers often abandon their carts at the payment stage due to a complicated checkout process. Based on this, they simplify the checkout process, resulting in increased sales.</text:span></text:p>
      <text:p text:style-name="P1">In these examples, business research is used to gain insights into market preferences and user behavior, leading to informed decisions that positively impact business outcomes.</text:p>
      <text:p text:style-name="Standard"/>
      <text:p text:style-name="Standard"/>
      <text:p text:style-name="Standard"/>
      <text:p text:style-name="Standard"/>
      <text:p text:style-name="Standard"/>
      <text:p text:style-name="P6"><text:soft-page-break/>role of business research in managerial decision</text:p>
      <text:p text:style-name="P1">Business research plays a crucial role in managerial decision-making by providing relevant information, insights, and data-driven recommendations. It helps managers make well-informed choices that can lead to improved business strategies, operations, and outcomes. Here's how business research contributes to managerial decisions:</text:p>
      <text:list xml:id="list1926303494" text:style-name="L14">
        <text:list-item>
          <text:p text:style-name="P36"><text:span text:style-name="Strong_20_Emphasis"><text:span text:style-name="T2">Informed Decision-Making:</text:span></text:span><text:span text:style-name="T2"> Business research provides managers with accurate and up-to-date information about various aspects of the business environment, including market trends, customer preferences, competition, and industry developments. This knowledge enables managers to make decisions based on facts rather than assumptions.</text:span></text:p>
        </text:list-item>
        <text:list-item>
          <text:p text:style-name="P36"><text:span text:style-name="Strong_20_Emphasis"><text:span text:style-name="T2">Identifying Opportunities and Challenges:</text:span></text:span><text:span text:style-name="T2"> Research helps managers identify new opportunities for growth, innovation, and diversification. It also highlights potential challenges and risks that the business might face, allowing managers to develop strategies to mitigate these issues.</text:span></text:p>
        </text:list-item>
        <text:list-item>
          <text:p text:style-name="P36"><text:span text:style-name="Strong_20_Emphasis"><text:span text:style-name="T2">Strategic Planning:</text:span></text:span><text:span text:style-name="T2"> Business research aids in the formulation of long-term strategic plans. It provides insights into market dynamics, competitive forces, and emerging trends, which are essential for developing effective strategies to achieve business goals.</text:span></text:p>
        </text:list-item>
        <text:list-item>
          <text:p text:style-name="P36"><text:span text:style-name="Strong_20_Emphasis"><text:span text:style-name="T2">Product and Service Development:</text:span></text:span><text:span text:style-name="T2"> Research helps managers understand customer needs, preferences, and pain points. This information guides the development of products and services that are aligned with customer expectations, leading to higher customer satisfaction and loyalty.</text:span></text:p>
        </text:list-item>
        <text:list-item>
          <text:p text:style-name="P36"><text:span text:style-name="Strong_20_Emphasis"><text:span text:style-name="T2">Market Segmentation and Targeting:</text:span></text:span><text:span text:style-name="T2"> Research assists in segmenting the market based on demographic, psychographic, and behavioral factors. This segmentation helps managers identify specific customer segments to target with tailored marketing campaigns.</text:span></text:p>
        </text:list-item>
        <text:list-item>
          <text:p text:style-name="P36"><text:span text:style-name="Strong_20_Emphasis"><text:span text:style-name="T2">Competitive Analysis:</text:span></text:span><text:span text:style-name="T2"> Through research, managers gain insights into their competitors' strengths, weaknesses, strategies, and market positioning. This knowledge helps in developing strategies to gain a competitive edge.</text:span></text:p>
        </text:list-item>
        <text:list-item>
          <text:p text:style-name="P36"><text:span text:style-name="Strong_20_Emphasis"><text:span text:style-name="T2">Resource Allocation:</text:span></text:span><text:span text:style-name="T2"> Research provides data that supports effective allocation of resources, such as budget, manpower, and time. Managers can prioritize initiatives based on their potential impact and return on investment.</text:span></text:p>
        </text:list-item>
        <text:list-item>
          <text:p text:style-name="P36"><text:soft-page-break/><text:span text:style-name="Strong_20_Emphasis"><text:span text:style-name="T2">Performance Evaluation:</text:span></text:span><text:span text:style-name="T2"> Business research contributes to performance measurement by providing benchmarks and industry standards. Managers can assess their company's performance against these benchmarks and identify areas that need improvement.</text:span></text:p>
        </text:list-item>
        <text:list-item>
          <text:p text:style-name="P36"><text:span text:style-name="Strong_20_Emphasis"><text:span text:style-name="T2">Risk Management:</text:span></text:span><text:span text:style-name="T2"> Research helps in identifying potential risks and uncertainties in the business environment. Managers can use this information to develop contingency plans and risk management strategies.</text:span></text:p>
        </text:list-item>
        <text:list-item>
          <text:p text:style-name="P36"><text:span text:style-name="Strong_20_Emphasis"><text:span text:style-name="T2">Adapting to Change:</text:span></text:span><text:span text:style-name="T2"> In rapidly changing markets, research helps managers stay updated with the latest trends, technologies, and customer behaviors. This enables them to adapt their strategies and operations to remain competitive.</text:span></text:p>
        </text:list-item>
        <text:list-item>
          <text:p text:style-name="P36"><text:span text:style-name="Strong_20_Emphasis"><text:span text:style-name="T2">Employee Engagement and Satisfaction:</text:span></text:span><text:span text:style-name="T2"> Research on employee satisfaction and engagement levels helps managers create a positive work environment, leading to improved productivity, reduced turnover, and enhanced teamwork.</text:span></text:p>
        </text:list-item>
      </text:list>
      <text:p text:style-name="P1">Overall, business research empowers managers with valuable insights that support evidence-based decision-making. It helps them navigate complex business scenarios, minimize uncertainties, and enhance the likelihood of making successful strategic choices.</text:p>
      <text:p text:style-name="Standard"/>
      <text:p text:style-name="Standard"/>
      <text:p text:style-name="Standard"/>
      <text:p text:style-name="Standard"/>
      <text:p text:style-name="P7">Scientific investigation</text:p>
      <text:p text:style-name="P8"><text:line-break/>Scientific investigation is a systematic and organized process of exploring, understanding, and explaining natural phenomena through observation, experimentation, data collection, analysis, and drawing conclusions. It's a structured approach that follows specific steps to uncover new knowledge, test hypotheses, and contribute to the body of scientific understanding. Here are the key components of scientific investigation:</text:p>
      <text:list xml:id="list380202874" text:style-name="L15">
        <text:list-item>
          <text:p text:style-name="P37"><text:span text:style-name="Strong_20_Emphasis"><text:span text:style-name="T2">Observation:</text:span></text:span> The process begins with observing a phenomenon or asking a question about how something works or why it occurs. These observations often spark curiosity and the need for further exploration.</text:p>
        </text:list-item>
        <text:list-item>
          <text:p text:style-name="P37"><text:span text:style-name="Strong_20_Emphasis"><text:span text:style-name="T2">Formulating a Hypothesis:</text:span></text:span> A hypothesis is a proposed explanation for the observed phenomenon. It's a testable statement that predicts a relationship between variables. It guides the investigation and serves as a foundation for designing experiments.</text:p>
        </text:list-item>
        <text:list-item>
          <text:p text:style-name="P37"><text:span text:style-name="Strong_20_Emphasis"><text:span text:style-name="T2">Experimentation:</text:span></text:span> Controlled experiments are designed to test the hypothesis. Variables are manipulated and controlled to observe their effects. A well-designed experiment aims to isolate the factors being studied while minimizing the influence of other variables.</text:p>
        </text:list-item>
        <text:list-item>
          <text:p text:style-name="P37"><text:span text:style-name="Strong_20_Emphasis"><text:span text:style-name="T2">Data Collection:</text:span></text:span> During experiments, data is collected by making measurements, observations, or recording information. The data should be accurate, relevant, and collected in a consistent manner.</text:p>
        </text:list-item>
        <text:list-item>
          <text:p text:style-name="P37"><text:soft-page-break/><text:span text:style-name="Strong_20_Emphasis"><text:span text:style-name="T2">Analysis:</text:span></text:span> Collected data is analyzed using statistical or analytical methods to uncover patterns, trends, and relationships. The goal is to derive meaningful insights from the data that can either support or refute the hypothesis.</text:p>
        </text:list-item>
        <text:list-item>
          <text:p text:style-name="P37"><text:span text:style-name="Strong_20_Emphasis"><text:span text:style-name="T2">Drawing Conclusions:</text:span></text:span> Based on the analysis of the data, researchers draw conclusions regarding whether the hypothesis is supported or not. The conclusions are based on evidence and should be objective and logical.</text:p>
        </text:list-item>
        <text:list-item>
          <text:p text:style-name="P37"><text:span text:style-name="Strong_20_Emphasis"><text:span text:style-name="T2">Peer Review:</text:span></text:span> Before publication, scientific investigations typically undergo peer review. Other experts in the field critically evaluate the research methodology, findings, and conclusions to ensure quality and validity.</text:p>
        </text:list-item>
        <text:list-item>
          <text:p text:style-name="P37"><text:span text:style-name="Strong_20_Emphasis"><text:span text:style-name="T2">Publication:</text:span></text:span> If the investigation meets scientific standards and passes peer review, the findings are published in scientific journals. This dissemination of information allows other researchers to learn from and build upon the study.</text:p>
        </text:list-item>
        <text:list-item>
          <text:p text:style-name="P37"><text:span text:style-name="Strong_20_Emphasis"><text:span text:style-name="T2">Replication:</text:span></text:span> The scientific community encourages other researchers to replicate the study using the same methods to validate the findings. Replication enhances the credibility and reliability of scientific discoveries.</text:p>
        </text:list-item>
        <text:list-item>
          <text:p text:style-name="P37"><text:span text:style-name="Strong_20_Emphasis"><text:span text:style-name="T2">Refinement and Evolution:</text:span></text:span> Scientific investigations contribute to the refinement and evolution of existing theories and understanding. New discoveries can lead to modifications of hypotheses, theories, or even the formulation of entirely new concepts.</text:p>
        </text:list-item>
      </text:list>
      <text:p text:style-name="P9">Overall, scientific investigation is a fundamental process that drives the advancement of knowledge and understanding in various fields. It involves a careful and methodical approach to uncovering the mysteries of the natural world through empirical evidence and logical reasoning.</text:p>
      <text:p text:style-name="P7"/>
      <text:p text:style-name="Standard"/>
      <text:p text:style-name="Standard"/>
      <text:p text:style-name="Standard"/>
      <text:p text:style-name="Standard"/>
      <text:p text:style-name="Standard"/>
      <text:p text:style-name="Standard"/>
      <text:p text:style-name="Standard"/>
      <text:p text:style-name="P14">characteristics ofnscientific investigato </text:p>
      <text:p text:style-name="P1">Scientific investigation is characterized by several key features that distinguish it from other forms of inquiry. These characteristics ensure that the process is rigorous, systematic, and capable of producing reliable and credible results. Here are the main characteristics of scientific investigation:</text:p>
      <text:list xml:id="list3423062678" text:style-name="L16">
        <text:list-item>
          <text:p text:style-name="P38"><text:span text:style-name="Strong_20_Emphasis"><text:span text:style-name="T2">Empirical:</text:span></text:span><text:span text:style-name="T2"> Scientific investigation relies on empirical evidence, which is obtained through direct observation or experimentation. It involves gathering data from the real world using sensory experiences and instruments.</text:span></text:p>
        </text:list-item>
        <text:list-item>
          <text:p text:style-name="P38"><text:soft-page-break/><text:span text:style-name="Strong_20_Emphasis"><text:span text:style-name="T2">Systematic:</text:span></text:span><text:span text:style-name="T2"> The process follows a systematic and organized approach. It involves well-defined steps that are carefully planned and executed to ensure consistency and accuracy in data collection and analysis.</text:span></text:p>
        </text:list-item>
        <text:list-item>
          <text:p text:style-name="P38"><text:span text:style-name="Strong_20_Emphasis"><text:span text:style-name="T2">Objective:</text:span></text:span><text:span text:style-name="T2"> Scientific investigation aims to be objective and impartial. Researchers strive to minimize personal biases and emotions, allowing the evidence to guide their conclusions rather than preconceived notions.</text:span></text:p>
        </text:list-item>
        <text:list-item>
          <text:p text:style-name="P38"><text:span text:style-name="Strong_20_Emphasis"><text:span text:style-name="T2">Testable Hypotheses:</text:span></text:span><text:span text:style-name="T2"> Scientific investigations are guided by testable hypotheses. A hypothesis is a clear and specific statement that predicts a cause-and-effect relationship and can be subjected to experimentation and observation.</text:span></text:p>
        </text:list-item>
        <text:list-item>
          <text:p text:style-name="P38"><text:span text:style-name="Strong_20_Emphasis"><text:span text:style-name="T2">Replicable:</text:span></text:span><text:span text:style-name="T2"> Scientific findings should be replicable by other researchers. This means that the methods and procedures used in the investigation should be detailed enough that other scientists can repeat the study and achieve similar results.</text:span></text:p>
        </text:list-item>
        <text:list-item>
          <text:p text:style-name="P38"><text:span text:style-name="Strong_20_Emphasis"><text:span text:style-name="T2">Controllable Variables:</text:span></text:span><text:span text:style-name="T2"> Experiments are designed with controlled variables, where one or more variables are intentionally manipulated while keeping others constant. This allows researchers to isolate the effects of specific factors.</text:span></text:p>
        </text:list-item>
        <text:list-item>
          <text:p text:style-name="P38"><text:span text:style-name="Strong_20_Emphasis"><text:span text:style-name="T2">Quantitative Analysis:</text:span></text:span><text:span text:style-name="T2"> Data collected during scientific investigations is often quantitative, involving numerical measurements. This data is subjected to statistical analysis to identify patterns, relationships, and significance.</text:span></text:p>
        </text:list-item>
        <text:list-item>
          <text:p text:style-name="P38"><text:span text:style-name="Strong_20_Emphasis"><text:span text:style-name="T2">Logical and Rational:</text:span></text:span><text:span text:style-name="T2"> Conclusions drawn from scientific investigations are based on logical reasoning, consistent with the evidence collected. The conclusions should follow logically from the data and observations.</text:span></text:p>
        </text:list-item>
        <text:list-item>
          <text:p text:style-name="P38"><text:span text:style-name="Strong_20_Emphasis"><text:span text:style-name="T2">Peer Review:</text:span></text:span><text:span text:style-name="T2"> Before publication, scientific investigations undergo peer review. Other experts in the field critically assess the study's methodology, findings, and conclusions to ensure quality and validity.</text:span></text:p>
        </text:list-item>
        <text:list-item>
          <text:p text:style-name="P38"><text:span text:style-name="Strong_20_Emphasis"><text:span text:style-name="T2">Progressive:</text:span></text:span><text:span text:style-name="T2"> Scientific investigations build upon existing knowledge. New discoveries contribute to the refinement, modification, or expansion of existing theories and concepts.</text:span></text:p>
        </text:list-item>
        <text:list-item>
          <text:p text:style-name="P38"><text:span text:style-name="Strong_20_Emphasis"><text:span text:style-name="T2">Universal:</text:span></text:span><text:span text:style-name="T2"> The principles of scientific investigation are applicable across different fields and disciplines. The scientific method is a universal tool for understanding and exploring various aspects of the natural world.</text:span></text:p>
        </text:list-item>
        <text:list-item>
          <text:p text:style-name="P38"><text:span text:style-name="Strong_20_Emphasis"><text:span text:style-name="T2">Predictive:</text:span></text:span><text:span text:style-name="T2"> Scientific investigations often lead to the development of theories and models that can predict future outcomes or behaviors based on established patterns and relationships.</text:span></text:p>
        </text:list-item>
      </text:list>
      <text:p text:style-name="P1"><text:soft-page-break/>These characteristics collectively ensure that scientific investigations are reliable, credible, and capable of advancing our understanding of the natural world in a systematic and objective manner.</text:p>
      <text:p text:style-name="Standard"/>
      <text:p text:style-name="Standard"/>
      <text:p text:style-name="Standard"/>
      <text:p text:style-name="Standard"/>
      <text:list xml:id="list233243918907373" text:continue-numbering="true" text:style-name="L16">
        <text:list-item>
          <text:p text:style-name="P21"><text:span text:style-name="Strong_20_Emphasis"><text:span text:style-name="T2">and Rational:</text:span></text:span><text:span text:style-name="T2"> Conclusions drawn from scientific investigations are based on logical reasoning, consistent with the evidence collected. The conclusions should follow logically from the data and observations.</text:span></text:p>
        </text:list-item>
        <text:list-item>
          <text:p text:style-name="P39"><text:span text:style-name="Strong_20_Emphasis"><text:span text:style-name="T2">Peer Review:</text:span></text:span><text:span text:style-name="T2"> Before publication, scientific investigations undergo peer review. Other experts in the field critically assess the study's methodology, findings, and conclusions to ensure quality and validity.</text:span></text:p>
        </text:list-item>
        <text:list-item>
          <text:p text:style-name="P39"><text:span text:style-name="Strong_20_Emphasis"><text:span text:style-name="T2">Progressive:</text:span></text:span><text:span text:style-name="T2"> Scientific investigations build upon existing knowledge. New discoveries contribute to the refinement, modification, or expansion of existing theories and concepts.</text:span></text:p>
        </text:list-item>
        <text:list-item>
          <text:p text:style-name="P39"><text:span text:style-name="Strong_20_Emphasis"><text:span text:style-name="T2">Universal:</text:span></text:span><text:span text:style-name="T2"> The principles of scientific investigation are applicable across different fields and disciplines. The scientific method is a universal tool for understanding and exploring various aspects of the natural world.</text:span></text:p>
        </text:list-item>
        <text:list-item>
          <text:p text:style-name="P39"><text:span text:style-name="Strong_20_Emphasis"><text:span text:style-name="T2">Predictive:</text:span></text:span><text:span text:style-name="T2"> Scientific investigations often lead to the development of theories and models that can predict future outcomes or behaviors based on established patterns and relationships</text:span><text:span text:style-name="T3"><text:line-break/></text:span></text:p>
        </text:list-item>
      </text:list>
      <text:p text:style-name="P40"/>
      <text:p text:style-name="P40"/>
      <text:p text:style-name="P40"/>
      <text:p text:style-name="P40"/>
      <text:p text:style-name="P17"><text:span text:style-name="T3"><text:s text:c="26"/></text:span><text:span text:style-name="T5">UNIT -2</text:span></text:p>
      <text:p text:style-name="P18"><text:span text:style-name="T4">R</text:span><text:span text:style-name="T6">eseaRCH PROCESS ,Hypothesis,and Measurement </text:span></text:p>
      <text:p text:style-name="P41"/>
      <text:p text:style-name="P41"/>
      <text:p text:style-name="P18"><text:span text:style-name="Strong_20_Emphasis"><text:span text:style-name="T13">Research Process:</text:span></text:span><text:span text:style-name="T6"> Think of the research process as a step-by-step journey to find answers to questions or solve problems. Imagine you're curious about why people prefer to buy one brand of sneakers over another. The research process would involve these steps:</text:span></text:p>
      <text:list xml:id="list3450114638" text:style-name="L17">
        <text:list-item>
          <text:p text:style-name="P48"><text:span text:style-name="Strong_20_Emphasis"><text:span text:style-name="T2">Question:</text:span></text:span> You start with a question like, "Why do people choose Brand A over Brand B for sneakers?"</text:p>
        </text:list-item>
        <text:list-item>
          <text:p text:style-name="P48"><text:soft-page-break/><text:span text:style-name="Strong_20_Emphasis"><text:span text:style-name="T2">Plan:</text:span></text:span> You figure out how to find answers. You might decide to interview people, look at online reviews, and compare prices.</text:p>
        </text:list-item>
        <text:list-item>
          <text:p text:style-name="P48"><text:span text:style-name="Strong_20_Emphasis"><text:span text:style-name="T2">Collect Data:</text:span></text:span> You gather information by talking to people who bought the sneakers and reading what they wrote online.</text:p>
        </text:list-item>
        <text:list-item>
          <text:p text:style-name="P48"><text:span text:style-name="Strong_20_Emphasis"><text:span text:style-name="T2">Analyze:</text:span></text:span> You organize the information and look for patterns. Maybe you notice that most people mention the comfort of Brand A's sneakers.</text:p>
        </text:list-item>
        <text:list-item>
          <text:p text:style-name="P48"><text:span text:style-name="Strong_20_Emphasis"><text:span text:style-name="T2">Conclusion:</text:span></text:span> Based on what you found, you can make a conclusion like, "People seem to prefer Brand A because they find the sneakers more comfortable."</text:p>
        </text:list-item>
        <text:list-item>
          <text:p text:style-name="P48"><text:span text:style-name="Strong_20_Emphasis"><text:span text:style-name="T2">Share:</text:span></text:span> You share your findings with others, maybe in a report or a presentation.</text:p>
        </text:list-item>
      </text:list>
      <text:p text:style-name="P9"><text:span text:style-name="Strong_20_Emphasis"><text:span text:style-name="T2">Hypothesis:</text:span></text:span> A hypothesis is like a guess or a prediction you make before doing your research. Imagine you want to understand if studying with music helps students remember things better. Your hypothesis could be:</text:p>
      <text:p text:style-name="P9">"If students listen to music while studying, they will remember information more effectively."</text:p>
      <text:p text:style-name="P9">This is like saying, "I think if students study with music, it will help them remember stuff." Then, you do research to see if your guess is right.</text:p>
      <text:p text:style-name="P9"><text:span text:style-name="Strong_20_Emphasis"><text:span text:style-name="T2">Measurement:</text:span></text:span> Measurement is all about figuring out how to quantify (measure) things so you can understand and compare them. Let's say you're researching how much water plants need to grow the tallest. You could measure the height of the plants and the amount of water they get.</text:p>
      <text:p text:style-name="P9">For example, you water Plant A with one cup of water every day, and you water Plant B with half a cup of water every day. After a month, you measure the heights of the plants. Plant A grew 10 inches, while Plant B only grew 5 inches. Here, you used measurement to compare how different amounts of water affected plant growth.</text:p>
      <text:p text:style-name="P9">In essence, the research process is like a detective story where you gather clues to solve a mystery, a hypothesis is your educated guess before investigating, and measurement helps you put numbers on things to understand them better.</text:p>
      <text:p text:style-name="P41"/>
      <text:p text:style-name="P41"/>
      <text:p text:style-name="P41"/>
      <text:p text:style-name="P41"/>
      <text:p text:style-name="P41"/>
      <text:p text:style-name="P18"><text:span text:style-name="T6"><text:s text:c="24"/></text:span><text:span text:style-name="T7">UINIT-3<text:line-break/>Collecting and Processing Data<text:line-break/></text:span></text:p>
      <text:p text:style-name="P42"/>
      <text:p text:style-name="P42"/>
      <text:p text:style-name="P42"><text:soft-page-break/>Collecting and processing data in business research is like gathering information and then organizing, analyzing, and making sense of that information to find insights that can help make better business decisions. Let's break it down with a real-time example:</text:p>
      <text:p text:style-name="P9"><text:span text:style-name="Strong_20_Emphasis"><text:span text:style-name="T2">Collecting Data:</text:span></text:span> Imagine you're the manager of a small coffee shop, and you're curious about which coffee flavors are the most popular among your customers. To collect data, you could ask your customers a simple question: "What is your favorite coffee flavor?"</text:p>
      <text:p text:style-name="P9">You provide them with options like "Caramel Latte," "Mocha," "Vanilla Latte," and "Espresso." As customers come in, you record their choices. This data collection process involves talking to customers and noting down their preferences.</text:p>
      <text:p text:style-name="P9"><text:span text:style-name="Strong_20_Emphasis"><text:span text:style-name="T2">Processing Data:</text:span></text:span> Once you've collected a good amount of responses, you have a list of customer preferences. Now, you want to process this data to understand which flavor is the most popular.</text:p>
      <text:p text:style-name="P9">You count how many customers chose each flavor:</text:p>
      <text:list xml:id="list1861938980" text:style-name="L18">
        <text:list-item>
          <text:p text:style-name="P49">Caramel Latte: 25 customers</text:p>
        </text:list-item>
        <text:list-item>
          <text:p text:style-name="P49">Mocha: 15 customers</text:p>
        </text:list-item>
        <text:list-item>
          <text:p text:style-name="P49">Vanilla Latte: 20 customers</text:p>
        </text:list-item>
        <text:list-item>
          <text:p text:style-name="P50">Espresso: 10 customers</text:p>
        </text:list-item>
      </text:list>
      <text:p text:style-name="P9">From this, you can see that "Caramel Latte" is the most popular flavor, followed by "Vanilla Latte," "Mocha," and "Espresso." This process of counting, organizing, and summarizing the data is the data processing stage.</text:p>
      <text:p text:style-name="P9"><text:span text:style-name="Strong_20_Emphasis"><text:span text:style-name="T2">Real-Time Example:</text:span></text:span> Let's say you use this information to make business decisions. You might decide to:</text:p>
      <text:list xml:id="list3621282830" text:style-name="L19">
        <text:list-item>
          <text:p text:style-name="P51">Order more caramel syrup and make sure you have enough ingredients for Caramel Lattes.</text:p>
        </text:list-item>
        <text:list-item>
          <text:p text:style-name="P51">Highlight Caramel Latte on your menu board to attract more customers.</text:p>
        </text:list-item>
        <text:list-item>
          <text:p text:style-name="P52">Offer a special deal or discount on Mocha to encourage more people to try it.</text:p>
        </text:list-item>
      </text:list>
      <text:p text:style-name="P9">In this example, by collecting and processing data about customer preferences, you gained insights that can directly impact your coffee shop's operations and marketing strategies. This is how collecting and processing data in business research can help you make informed choices to improve your business.</text:p>
      <text:p text:style-name="P18"><text:span text:style-name="T7"><text:line-break/><text:line-break/> </text:span><text:span text:style-name="T8">1.2.Types of data</text:span></text:p>
      <text:p text:style-name="P43"/>
      <text:p text:style-name="P43"/>
      <text:p text:style-name="P18">Types of data refer to the different ways information can be categorized based on its nature and characteristics. There are two main types of data: qualitative and quantitative. Let's break down these types using a real-time example:</text:p>
      <text:p text:style-name="P9"><text:soft-page-break/><text:span text:style-name="Strong_20_Emphasis"><text:span text:style-name="T2">Qualitative Data:</text:span></text:span> Qualitative data is descriptive and deals with qualities or characteristics that can't be easily measured. It's about qualities that you can observe but not necessarily measure in numbers. Think of it as data that helps you understand the "what" and "how" of a situation.</text:p>
      <text:p text:style-name="P9"><text:span text:style-name="Strong_20_Emphasis"><text:span text:style-name="T2">Example:</text:span></text:span> Imagine you're a restaurant owner and you're gathering feedback from customers about their dining experience. You ask them open-ended questions like "What did you like about your meal?" or "How was the service?" The answers you receive are qualitative data. They might include descriptions like "The steak was juicy and flavorful," "The staff was friendly and attentive," or "The ambiance was cozy."</text:p>
      <text:p text:style-name="P9"><text:span text:style-name="Strong_20_Emphasis"><text:span text:style-name="T2">Quantitative Data:</text:span></text:span> Quantitative data, on the other hand, is all about numbers and measurements. It deals with quantities, amounts, and numerical values. This type of data helps you understand the "how much" or "how many" aspects of a situation.</text:p>
      <text:p text:style-name="P9"><text:span text:style-name="Strong_20_Emphasis"><text:span text:style-name="T2">Example:</text:span></text:span> Let's say you're tracking the sales of different menu items in your restaurant. You keep a record of how many orders of each dish were sold in a week. These numbers are quantitative data. For instance, you might find that you sold 50 orders of the steak, 30 orders of the pasta, and 20 orders of the salad.</text:p>
      <text:p text:style-name="P9">So, in simple terms, qualitative data is about descriptions and qualities, while quantitative data is about numbers and quantities. Both types of data are important in business because they provide different insights and perspectives that can help you make better decisions</text:p>
      <text:p text:style-name="P18"/>
      <text:p text:style-name="P18"/>
      <text:p text:style-name="P19"><text:span text:style-name="T14">1.3 </text:span><text:span text:style-name="T6">Tools for collecting Data<text:line-break/></text:span><text:span text:style-name="Strong_20_Emphasis"><text:span text:style-name="T13">1. Surveys and Questionnaires:</text:span></text:span><text:span text:style-name="T6"> Surveys and questionnaires involve asking people a set of questions to gather their opinions, preferences, or experiences. These can be done on paper, online, or through interviews.</text:span></text:p>
      <text:p text:style-name="P9"><text:span text:style-name="Strong_20_Emphasis"><text:span text:style-name="T2">Example:</text:span></text:span> Imagine you're a fashion retailer. You want to know what styles of clothing your customers prefer. You create an online survey with questions like "What's your favorite clothing style: casual, formal, or sporty?" Customers can choose their preferred style, and you collect this information in one place.</text:p>
      <text:p text:style-name="P9"><text:span text:style-name="Strong_20_Emphasis"><text:span text:style-name="T2">2. Interviews:</text:span></text:span> Interviews involve having direct conversations with individuals to gain deeper insights into their thoughts and experiences. These can be in-person, over the phone, or through video calls.</text:p>
      <text:p text:style-name="P9"><text:span text:style-name="Strong_20_Emphasis"><text:span text:style-name="T2">Example:</text:span></text:span> If you're a market researcher, you might conduct interviews with potential customers to understand their needs and expectations. You could ask them about their shopping habits and what factors influence their purchasing decisions.</text:p>
      <text:p text:style-name="P9"><text:span text:style-name="Strong_20_Emphasis"><text:span text:style-name="T2">3. Observations:</text:span></text:span> Observations involve watching and recording behaviors or events as they naturally occur, without directly interacting with the subjects.</text:p>
      <text:p text:style-name="P9"><text:soft-page-break/><text:span text:style-name="Strong_20_Emphasis"><text:span text:style-name="T2">Example:</text:span></text:span> Let's say you're studying customer flow in a retail store. You stand near the entrance and note down how many people enter the store in a given hour. This observational data can help you understand peak shopping times.</text:p>
      <text:p text:style-name="P9"><text:span text:style-name="Strong_20_Emphasis"><text:span text:style-name="T2">4. Online Analytics Tools:</text:span></text:span> For digital businesses, online analytics tools help track user behavior on websites, social media platforms, and other online channels.</text:p>
      <text:p text:style-name="P9"><text:span text:style-name="Strong_20_Emphasis"><text:span text:style-name="T2">Example:</text:span></text:span> If you run an e-commerce website, tools like Google Analytics can show you how many visitors your site gets, which products are popular, and how long people stay on your site.</text:p>
      <text:p text:style-name="P9"><text:span text:style-name="Strong_20_Emphasis"><text:span text:style-name="T2">5. Sensors and IoT Devices:</text:span></text:span> These are physical devices that collect data automatically from the environment. They're often used to monitor things like temperature, humidity, or movement.</text:p>
      <text:p text:style-name="P9"><text:span text:style-name="Strong_20_Emphasis"><text:span text:style-name="T2">Example:</text:span></text:span> In a warehouse, you might use temperature sensors to ensure that perishable goods are stored at the right conditions, preventing spoilage.</text:p>
      <text:p text:style-name="P9">These tools make it easier to gather accurate and relevant information, which can then be used to make informed decisions, create better products, and improve business operations.</text:p>
      <text:p text:style-name="P44"/>
      <text:p text:style-name="P44"/>
      <text:p text:style-name="P44"/>
      <text:p text:style-name="P20"><text:span text:style-name="T9">4. <text:s/></text:span><text:span text:style-name="T6">Data aAnalysis</text:span></text:p>
      <text:p text:style-name="P45"/>
      <text:p text:style-name="P45"/>
      <text:p text:style-name="P45">Data analysis is the process of examining, cleaning, transforming, and interpreting data to find meaningful patterns, insights, and information. It involves using various techniques and methods to make sense of the data you've collected. Let's break down data analysis with a real-time example:</text:p>
      <text:p text:style-name="P9"><text:span text:style-name="Strong_20_Emphasis"><text:span text:style-name="T2">Example:</text:span></text:span> Imagine you run an online bookstore, and you want to understand which genres of books are most popular among your customers. You've collected data on book purchases over the past year, including the genre of each book. Now, you want to analyze this data to see what trends you can uncover.</text:p>
      <text:p text:style-name="P9">Here's how data analysis could work:</text:p>
      <text:list xml:id="list334761727" text:style-name="L20">
        <text:list-item>
          <text:p text:style-name="P53"><text:span text:style-name="Strong_20_Emphasis"><text:span text:style-name="T2">Data Cleaning:</text:span></text:span> First, you review the data to make sure it's accurate and complete. You check for any errors or inconsistencies in the genre categorization.</text:p>
        </text:list-item>
        <text:list-item>
          <text:p text:style-name="P53"><text:span text:style-name="Strong_20_Emphasis"><text:span text:style-name="T2">Exploratory Analysis:</text:span></text:span> You create a bar chart or a pie chart to visualize the distribution of book genres. This gives you a quick overview of which genres are more prevalent.</text:p>
        </text:list-item>
        <text:list-item>
          <text:p text:style-name="P53"><text:span text:style-name="Strong_20_Emphasis"><text:span text:style-name="T2">Statistical Analysis:</text:span></text:span> You calculate percentages or proportions for each genre to see the exact breakdown. For instance, you might find that 40% of the books purchased are in the Mystery genre, 30% in Fantasy, 20% in Romance, and 10% in Science Fiction.</text:p>
        </text:list-item>
        <text:list-item>
          <text:p text:style-name="P53"><text:soft-page-break/><text:span text:style-name="Strong_20_Emphasis"><text:span text:style-name="T2">Trends and Patterns:</text:span></text:span> Next, you notice that Mystery books have consistently been the most popular throughout the year, followed by Fantasy. This pattern could inform your purchasing decisions and marketing strategies.</text:p>
        </text:list-item>
        <text:list-item>
          <text:p text:style-name="P53"><text:span text:style-name="Strong_20_Emphasis"><text:span text:style-name="T2">Customer Insights:</text:span></text:span> Digging deeper, you analyze whether certain genres are more popular among specific age groups or regions. You find that young adults prefer Fantasy, while Mystery appeals to a broader age range.</text:p>
        </text:list-item>
        <text:list-item>
          <text:p text:style-name="P53"><text:span text:style-name="Strong_20_Emphasis"><text:span text:style-name="T2">Business Decisions:</text:span></text:span> Armed with these insights, you decide to promote Mystery books more prominently on your website and consider expanding your Fantasy book collection to cater to the young adult audience.</text:p>
        </text:list-item>
      </text:list>
      <text:p text:style-name="P9">In this example, data analysis helps you make informed decisions by uncovering trends and patterns that might not have been immediately apparent. It transforms raw data into actionable information, guiding you in optimizing your bookstore's offerings and strategies.</text:p>
      <text:p text:style-name="P45"/>
      <text:p text:style-name="P20"><text:span text:style-name="T6"><text:s text:c="35"/></text:span><text:span text:style-name="T10">UINIT_</text:span><text:span text:style-name="T12">4</text:span><text:span text:style-name="T10"><text:line-break/><text:line-break/></text:span><text:span text:style-name="T11">Data analysis is the process of examining, cleaning, transforming, and interpreting data to find meaningful patterns, insights, and information. It involves using various techniques and methods to make sense of the data you've collected. Let's break down data analysis with a real-time example:</text:span></text:p>
      <text:p text:style-name="P9"><text:span text:style-name="Strong_20_Emphasis"><text:span text:style-name="T2">Example:</text:span></text:span><text:span text:style-name="T2"> Imagine you run an online bookstore, and you want to understand which genres of books are most popular among your customers. You've collected data on book purchases over the past year, including the genre of each book. Now, you want to analyze this data to see what trends you can uncover.</text:span></text:p>
      <text:p text:style-name="P1">Here's how data analysis could work:</text:p>
      <text:list xml:id="list74499153" text:style-name="L21">
        <text:list-item>
          <text:p text:style-name="P54"><text:span text:style-name="Strong_20_Emphasis"><text:span text:style-name="T2">Data Cleaning:</text:span></text:span><text:span text:style-name="T2"> First, you review the data to make sure it's accurate and complete. You check for any errors or inconsistencies in the genre categorization.</text:span></text:p>
        </text:list-item>
        <text:list-item>
          <text:p text:style-name="P54"><text:span text:style-name="Strong_20_Emphasis"><text:span text:style-name="T2">Exploratory Analysis:</text:span></text:span><text:span text:style-name="T2"> You create a bar chart or a pie chart to visualize the distribution of book genres. This gives you a quick overview of which genres are more prevalent.</text:span></text:p>
        </text:list-item>
        <text:list-item>
          <text:p text:style-name="P54"><text:span text:style-name="Strong_20_Emphasis"><text:span text:style-name="T2">Statistical Analysis:</text:span></text:span><text:span text:style-name="T2"> You calculate percentages or proportions for each genre to see the exact breakdown. For instance, you might find that 40% of the books purchased are in the Mystery genre, 30% in Fantasy, 20% in Romance, and 10% in Science Fiction.</text:span></text:p>
        </text:list-item>
        <text:list-item>
          <text:p text:style-name="P54"><text:span text:style-name="Strong_20_Emphasis"><text:span text:style-name="T2">Trends and Patterns:</text:span></text:span><text:span text:style-name="T2"> Next, you notice that Mystery books have consistently been the most popular throughout the year, followed by Fantasy. This pattern could inform your purchasing decisions and marketing strategies.</text:span></text:p>
        </text:list-item>
        <text:list-item>
          <text:p text:style-name="P54"><text:soft-page-break/><text:span text:style-name="Strong_20_Emphasis"><text:span text:style-name="T2">Customer Insights:</text:span></text:span><text:span text:style-name="T2"> Digging deeper, you analyze whether certain genres are more popular among specific age groups or regions. You find that young adults prefer Fantasy, while Mystery appeals to a broader age range.</text:span></text:p>
        </text:list-item>
        <text:list-item>
          <text:p text:style-name="P54"><text:span text:style-name="Strong_20_Emphasis"><text:span text:style-name="T2">Business Decisions:</text:span></text:span><text:span text:style-name="T2"> Armed with these insights, you decide to promote Mystery books more prominently on your website and consider expanding your Fantasy book collection to cater to the young adult audience.</text:span></text:p>
        </text:list-item>
      </text:list>
      <text:p text:style-name="P1">In this example, data analysis helps you make informed decisions by uncovering trends and patterns that might not have been immediately apparent. It transforms raw data into actionable information, guiding you in optimizing your bookstore's offerings and strategies.</text:p>
      <text:p text:style-name="P2"><draw:frame draw:style-name="fr1" draw:name="Image1" text:anchor-type="as-char" svg:width="0.953cm" svg:height="0.953cm" draw:z-index="0"><draw:image xlink:href="Pictures/1000000000000060000000606E5407B6EEDD7770.png" xlink:type="simple" xlink:show="embed" xlink:actuate="onLoad" draw:mime-type="image/png"/><svg:title>User</svg:title></draw:frame><text:s text:c="32"/></text:p>
      <text:p text:style-name="P2"/>
      <text:p text:style-name="P2"/>
      <text:p text:style-name="P2"><text:s text:c="40"/><text:span text:style-name="T15">UNIT-5</text:span></text:p>
      <text:p text:style-name="P4">What is meant by Research report explain in simple word with real time example</text:p>
      <text:p text:style-name="P1">A research report is a document that presents the findings, insights, and conclusions of a research study in an organized and clear manner. It's like a summary of all the work you've done during your research, showcasing what you've learned and how it's relevant. Let's break down what a research report is using a real-time example:</text:p>
      <text:p text:style-name="P9"><text:span text:style-name="Strong_20_Emphasis"><text:span text:style-name="T2">Example:</text:span></text:span><text:span text:style-name="T2"> Imagine you're a student doing a research project on the effects of exercise on academic performance. You collected data by surveying students about their exercise habits and grades. Now you need to present your findings to your classmates and teacher.</text:span></text:p>
      <text:p text:style-name="P1">Your research report would include these key parts:</text:p>
      <text:list xml:id="list1345551411" text:style-name="L22">
        <text:list-item>
          <text:p text:style-name="P55"><text:span text:style-name="Strong_20_Emphasis"><text:span text:style-name="T2">Introduction:</text:span></text:span><text:span text:style-name="T2"> You explain what your research is about and why it's important. You might talk about how physical activity could impact students' ability to focus and learn.</text:span></text:p>
        </text:list-item>
        <text:list-item>
          <text:p text:style-name="P55"><text:span text:style-name="Strong_20_Emphasis"><text:span text:style-name="T2">Research Objectives:</text:span></text:span><text:span text:style-name="T2"> You state what you aimed to achieve with your study. In this case, your objective might be to see if there's a connection between exercise and academic performance.</text:span></text:p>
        </text:list-item>
        <text:list-item>
          <text:p text:style-name="P55"><text:span text:style-name="Strong_20_Emphasis"><text:span text:style-name="T2">Methodology:</text:span></text:span><text:span text:style-name="T2"> You describe how you conducted your study. You'd explain how you chose participants, what questions you asked in the survey, and how you collected and analyzed the data.</text:span></text:p>
        </text:list-item>
        <text:list-item>
          <text:p text:style-name="P55"><text:span text:style-name="Strong_20_Emphasis"><text:span text:style-name="T2">Results:</text:span></text:span><text:span text:style-name="T2"> Here, you present the data you gathered. You could use graphs or tables to show things like how students' exercise frequency correlates with their average grades.</text:span></text:p>
        </text:list-item>
        <text:list-item>
          <text:p text:style-name="P55"><text:soft-page-break/><text:span text:style-name="Strong_20_Emphasis"><text:span text:style-name="T2">Discussion:</text:span></text:span><text:span text:style-name="T2"> You interpret your results and discuss their implications. If you found that students who exercise more tend to have slightly higher grades, you'd talk about why this might be the case.</text:span></text:p>
        </text:list-item>
        <text:list-item>
          <text:p text:style-name="P55"><text:span text:style-name="Strong_20_Emphasis"><text:span text:style-name="T2">Conclusion:</text:span></text:span><text:span text:style-name="T2"> You summarize your findings and their significance. You could say something like, "Our study suggests that regular exercise might have a positive impact on academic performance."</text:span></text:p>
        </text:list-item>
        <text:list-item>
          <text:p text:style-name="P55"><text:span text:style-name="Strong_20_Emphasis"><text:span text:style-name="T2">Recommendations:</text:span></text:span><text:span text:style-name="T2"> You might provide suggestions based on your findings. For instance, you might recommend that schools encourage students to engage in physical activities to potentially enhance their learning experience.</text:span></text:p>
        </text:list-item>
        <text:list-item>
          <text:p text:style-name="P55"><text:span text:style-name="Strong_20_Emphasis"><text:span text:style-name="T2">References:</text:span></text:span><text:span text:style-name="T2"> You list all the sources you used for your research.</text:span></text:p>
        </text:list-item>
      </text:list>
      <text:p text:style-name="P1">So, a research report is like a story that takes your audience through your research journey, from the question you asked to the answers you discovered. It's a way to share your knowledge and insights with others.</text:p>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2T01:14:05.341152267</meta:creation-date>
    <dc:date>2023-08-29T23:32:13.004966816</dc:date>
    <meta:editing-duration>PT1H49M41S</meta:editing-duration>
    <meta:editing-cycles>33</meta:editing-cycles>
    <meta:generator>LibreOffice/7.3.7.2$Linux_X86_64 LibreOffice_project/30$Build-2</meta:generator>
    <meta:document-statistic meta:table-count="0" meta:image-count="1" meta:object-count="0" meta:page-count="27" meta:paragraph-count="296" meta:word-count="7521" meta:character-count="52908" meta:non-whitespace-character-count="45650"/>
  </office:meta>
</office:document-meta>
</file>